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 Nerd Font Mono" svg:font-family="'Hack Nerd Font Mono'" style:font-pitch="fixed"/>
    <style:font-face style:name="Hack Nerd Font Propo" svg:font-family="'Hack Nerd Font Propo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9in" table:align="margins"/>
    </style:style>
    <style:style style:name="Table1.A" style:family="table-column">
      <style:table-column-properties style:column-width="2.633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9in" table:align="margins"/>
    </style:style>
    <style:style style:name="Table3.A" style:family="table-column">
      <style:table-column-properties style:column-width="3.95in" style:rel-column-width="32767*"/>
    </style:style>
    <style:style style:name="Table3.B" style:family="table-column">
      <style:table-column-properties style:column-width="3.9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9in" table:align="margins"/>
    </style:style>
    <style:style style:name="Table2.A" style:family="table-column">
      <style:table-column-properties style:column-width="2.375in" style:rel-column-width="19701*"/>
    </style:style>
    <style:style style:name="Table2.B" style:family="table-column">
      <style:table-column-properties style:column-width="5.525in" style:rel-column-width="4583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7.9in" table:align="margins"/>
    </style:style>
    <style:style style:name="Table4.A" style:family="table-column">
      <style:table-column-properties style:column-width="1.875in" style:rel-column-width="2700*"/>
    </style:style>
    <style:style style:name="Table4.B" style:family="table-column">
      <style:table-column-properties style:column-width="2in" style:rel-column-width="2880*"/>
    </style:style>
    <style:style style:name="Table4.C" style:family="table-column">
      <style:table-column-properties style:column-width="2.1875in" style:rel-column-width="3150*"/>
    </style:style>
    <style:style style:name="Table4.D" style:family="table-column">
      <style:table-column-properties style:column-width="1.8375in" style:rel-column-width="2646*"/>
    </style:style>
    <style:style style:name="Table4.A1" style:family="table-cell">
      <style:table-cell-properties fo:background-color="#ffff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D1" style:family="table-cell">
      <style:table-cell-properties fo:background-color="#ffff00" fo:padding="0.0382in" fo:border="0.5pt solid #000000">
        <style:background-image/>
      </style:table-cell-properties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B3" style:family="table-cell">
      <style:table-cell-properties fo:padding="0.0382in" fo:border-left="0.5pt solid #000000" fo:border-right="none" fo:border-top="none" fo:border-bottom="0.5pt solid #000000"/>
    </style:style>
    <style:style style:name="Table4.C3" style:family="table-cell">
      <style:table-cell-properties fo:padding="0.0382in" fo:border-left="0.5pt solid #000000" fo:border-right="none" fo:border-top="none" fo:border-bottom="0.5pt solid #000000"/>
    </style:style>
    <style:style style:name="Table4.D3" style:family="table-cell">
      <style:table-cell-properties fo:padding="0.0382in" fo:border-left="0.5pt solid #000000" fo:border-right="0.5pt solid #000000" fo:border-top="none" fo:border-bottom="0.5pt solid #000000"/>
    </style:style>
    <style:style style:name="Table4.A4" style:family="table-cell">
      <style:table-cell-properties fo:padding="0.0382in" fo:border-left="0.5pt solid #000000" fo:border-right="none" fo:border-top="none" fo:border-bottom="0.5pt solid #000000"/>
    </style:style>
    <style:style style:name="Table4.B4" style:family="table-cell">
      <style:table-cell-properties fo:padding="0.0382in" fo:border-left="0.5pt solid #000000" fo:border-right="none" fo:border-top="none" fo:border-bottom="0.5pt solid #000000"/>
    </style:style>
    <style:style style:name="Table4.C4" style:family="table-cell">
      <style:table-cell-properties fo:padding="0.0382in" fo:border-left="0.5pt solid #000000" fo:border-right="none" fo:border-top="none" fo:border-bottom="0.5pt solid #000000"/>
    </style:style>
    <style:style style:name="Table4.D4" style:family="table-cell">
      <style:table-cell-properties fo:padding="0.0382in" fo:border-left="0.5pt solid #000000" fo:border-right="0.5pt solid #000000" fo:border-top="none" fo:border-bottom="0.5pt solid #000000"/>
    </style:style>
    <style:style style:name="Table4.A5" style:family="table-cell">
      <style:table-cell-properties fo:padding="0.0382in" fo:border-left="0.5pt solid #000000" fo:border-right="none" fo:border-top="none" fo:border-bottom="0.5pt solid #000000"/>
    </style:style>
    <style:style style:name="Table4.B5" style:family="table-cell">
      <style:table-cell-properties fo:padding="0.0382in" fo:border-left="0.5pt solid #000000" fo:border-right="none" fo:border-top="none" fo:border-bottom="0.5pt solid #000000"/>
    </style:style>
    <style:style style:name="Table4.C5" style:family="table-cell">
      <style:table-cell-properties fo:padding="0.0382in" fo:border-left="0.5pt solid #000000" fo:border-right="none" fo:border-top="none" fo:border-bottom="0.5pt solid #000000"/>
    </style:style>
    <style:style style:name="Table4.D5" style:family="table-cell">
      <style:table-cell-properties fo:padding="0.0382in" fo:border-left="0.5pt solid #000000" fo:border-right="0.5pt solid #000000" fo:border-top="none" fo:border-bottom="0.5pt solid #000000"/>
    </style:style>
    <style:style style:name="Table4.A6" style:family="table-cell">
      <style:table-cell-properties fo:padding="0.0382in" fo:border-left="0.5pt solid #000000" fo:border-right="none" fo:border-top="none" fo:border-bottom="0.5pt solid #000000"/>
    </style:style>
    <style:style style:name="Table4.B6" style:family="table-cell">
      <style:table-cell-properties fo:padding="0.0382in" fo:border-left="0.5pt solid #000000" fo:border-right="none" fo:border-top="none" fo:border-bottom="0.5pt solid #000000"/>
    </style:style>
    <style:style style:name="Table4.C6" style:family="table-cell">
      <style:table-cell-properties fo:padding="0.0382in" fo:border-left="0.5pt solid #000000" fo:border-right="none" fo:border-top="none" fo:border-bottom="0.5pt solid #000000"/>
    </style:style>
    <style:style style:name="Table4.D6" style:family="table-cell">
      <style:table-cell-properties fo:padding="0.0382in" fo:border-left="0.5pt solid #000000" fo:border-right="0.5pt solid #000000" fo:border-top="none" fo:border-bottom="0.5pt solid #000000"/>
    </style:style>
    <style:style style:name="Table4.A7" style:family="table-cell">
      <style:table-cell-properties fo:padding="0.0382in" fo:border-left="0.5pt solid #000000" fo:border-right="none" fo:border-top="none" fo:border-bottom="0.5pt solid #000000"/>
    </style:style>
    <style:style style:name="Table4.B7" style:family="table-cell">
      <style:table-cell-properties fo:padding="0.0382in" fo:border-left="0.5pt solid #000000" fo:border-right="none" fo:border-top="none" fo:border-bottom="0.5pt solid #000000"/>
    </style:style>
    <style:style style:name="Table4.C7" style:family="table-cell">
      <style:table-cell-properties fo:padding="0.0382in" fo:border-left="0.5pt solid #000000" fo:border-right="none" fo:border-top="none" fo:border-bottom="0.5pt solid #000000"/>
    </style:style>
    <style:style style:name="Table4.D7" style:family="table-cell">
      <style:table-cell-properties fo:padding="0.0382in" fo:border-left="0.5pt solid #000000" fo:border-right="0.5pt solid #000000" fo:border-top="none" fo:border-bottom="0.5pt solid #000000"/>
    </style:style>
    <style:style style:name="Table4.A8" style:family="table-cell">
      <style:table-cell-properties fo:padding="0.0382in" fo:border-left="0.5pt solid #000000" fo:border-right="none" fo:border-top="none" fo:border-bottom="0.5pt solid #000000"/>
    </style:style>
    <style:style style:name="Table4.B8" style:family="table-cell">
      <style:table-cell-properties fo:padding="0.0382in" fo:border-left="0.5pt solid #000000" fo:border-right="none" fo:border-top="none" fo:border-bottom="0.5pt solid #000000"/>
    </style:style>
    <style:style style:name="Table4.C8" style:family="table-cell">
      <style:table-cell-properties fo:padding="0.0382in" fo:border-left="0.5pt solid #000000" fo:border-right="none" fo:border-top="none" fo:border-bottom="0.5pt solid #000000"/>
    </style:style>
    <style:style style:name="Table4.D8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7.9in" table:align="margins"/>
    </style:style>
    <style:style style:name="Table5.A" style:family="table-column">
      <style:table-column-properties style:column-width="3.95in" style:rel-column-width="32767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style:vertical-align="" fo:padding="0.0382in" fo:border-left="0.5pt solid #000000" fo:border-right="0.5pt solid #000000" fo:border-top="none" fo:border-bottom="0.5pt solid #000000"/>
    </style:style>
    <style:style style:name="Table5.B3" style:family="table-cell">
      <style:table-cell-properties fo:padding="0.0382in" fo:border-left="0.5pt solid #000000" fo:border-right="0.5pt solid #000000" fo:border-top="none" fo:border-bottom="0.5pt solid #000000"/>
    </style:style>
    <style:style style:name="Table5.B4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9in" table:align="margins"/>
    </style:style>
    <style:style style:name="Table6.A" style:family="table-column">
      <style:table-column-properties style:column-width="1.5799in" style:rel-column-width="13107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E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E2" style:family="table-cell">
      <style:table-cell-properties fo:padding="0.0382in" fo:border-left="0.5pt solid #000000" fo:border-right="0.5pt solid #000000" fo:border-top="none" fo:border-bottom="0.5pt solid #000000"/>
    </style:style>
    <style:style style:name="Table6.8" style:family="table-row">
      <style:table-row-properties style:min-row-height="0.1174in"/>
    </style:style>
    <style:style style:name="P1" style:family="paragraph" style:parent-style-name="Text_20_body">
      <style:paragraph-properties fo:margin-top="0in" fo:margin-bottom="0in" style:contextual-spacing="false"/>
      <style:text-properties style:font-name="Hack Nerd Font Mono" style:font-name-complex="Hack Nerd Font Mono"/>
    </style:style>
    <style:style style:name="P2" style:family="paragraph" style:parent-style-name="Text_20_body">
      <style:paragraph-properties fo:margin-top="0in" fo:margin-bottom="0in" style:contextual-spacing="false"/>
      <style:text-properties style:font-name="Hack Nerd Font Mono" officeooo:rsid="0026dcf2" officeooo:paragraph-rsid="0026dcf2" style:font-name-complex="Hack Nerd Font Mono"/>
    </style:style>
    <style:style style:name="P3" style:family="paragraph" style:parent-style-name="Text_20_body">
      <style:paragraph-properties fo:margin-top="0in" fo:margin-bottom="0in" style:contextual-spacing="false"/>
      <style:text-properties style:font-name="Hack Nerd Font Mono" officeooo:rsid="002cabe5" officeooo:paragraph-rsid="002cabe5" style:font-name-complex="Hack Nerd Font Mono"/>
    </style:style>
    <style:style style:name="P4" style:family="paragraph" style:parent-style-name="Text_20_body">
      <style:paragraph-properties fo:margin-top="0in" fo:margin-bottom="0in" style:contextual-spacing="false"/>
      <style:text-properties style:font-name="Hack Nerd Font Mono" officeooo:paragraph-rsid="0026dcf2" style:font-name-complex="Hack Nerd Font Mono"/>
    </style:style>
    <style:style style:name="P5" style:family="paragraph" style:parent-style-name="Text_20_body">
      <style:paragraph-properties fo:margin-top="0in" fo:margin-bottom="0in" style:contextual-spacing="false"/>
      <style:text-properties style:font-name="Hack Nerd Font Mono" officeooo:paragraph-rsid="0029f7ad" style:font-name-complex="Hack Nerd Font Mono"/>
    </style:style>
    <style:style style:name="P6" style:family="paragraph" style:parent-style-name="Text_20_body">
      <style:paragraph-properties fo:margin-top="0in" fo:margin-bottom="0in" style:contextual-spacing="false"/>
      <style:text-properties style:font-name="Hack Nerd Font Mono" officeooo:paragraph-rsid="002b7f00" style:font-name-complex="Hack Nerd Font Mono"/>
    </style:style>
    <style:style style:name="P7" style:family="paragraph" style:parent-style-name="Text_20_body">
      <style:paragraph-properties fo:margin-top="0in" fo:margin-bottom="0in" style:contextual-spacing="false"/>
      <style:text-properties style:font-name="Hack Nerd Font Mono" officeooo:paragraph-rsid="002fffc4" style:font-name-complex="Hack Nerd Font Mono"/>
    </style:style>
    <style:style style:name="P8" style:family="paragraph" style:parent-style-name="Text_20_body">
      <style:paragraph-properties fo:margin-top="0in" fo:margin-bottom="0in" style:contextual-spacing="false"/>
      <style:text-properties style:font-name="Hack Nerd Font Mono" officeooo:rsid="003c41ef" officeooo:paragraph-rsid="003c41ef" style:font-name-complex="Hack Nerd Font Mono"/>
    </style:style>
    <style:style style:name="P9" style:family="paragraph" style:parent-style-name="Text_20_body">
      <style:paragraph-properties fo:margin-top="0in" fo:margin-bottom="0in" style:contextual-spacing="false"/>
      <style:text-properties style:font-name="Hack Nerd Font Mono" officeooo:rsid="003d8415" officeooo:paragraph-rsid="003d8415" style:font-name-complex="Hack Nerd Font Mono"/>
    </style:style>
    <style:style style:name="P10" style:family="paragraph" style:parent-style-name="Text_20_body">
      <style:paragraph-properties fo:margin-top="0in" fo:margin-bottom="0in" style:contextual-spacing="false"/>
      <style:text-properties style:font-name="Hack Nerd Font Mono" officeooo:rsid="003dc51e" officeooo:paragraph-rsid="003dc51e" style:font-name-complex="Hack Nerd Font Mono"/>
    </style:style>
    <style:style style:name="P11" style:family="paragraph" style:parent-style-name="Text_20_body">
      <style:paragraph-properties fo:margin-top="0in" fo:margin-bottom="0in" style:contextual-spacing="false"/>
      <style:text-properties style:font-name="Hack Nerd Font Mono" officeooo:rsid="00405d65" officeooo:paragraph-rsid="00405d65" style:font-name-complex="Hack Nerd Font Mono"/>
    </style:style>
    <style:style style:name="P12" style:family="paragraph" style:parent-style-name="Text_20_body">
      <style:paragraph-properties fo:margin-top="0in" fo:margin-bottom="0in" style:contextual-spacing="false"/>
      <style:text-properties style:font-name="Hack Nerd Font Mono" officeooo:rsid="004123b8" officeooo:paragraph-rsid="004123b8" style:font-name-complex="Hack Nerd Font Mono"/>
    </style:style>
    <style:style style:name="P13" style:family="paragraph" style:parent-style-name="Text_20_body">
      <style:paragraph-properties fo:margin-top="0in" fo:margin-bottom="0in" style:contextual-spacing="false"/>
      <style:text-properties style:font-name="Hack Nerd Font Mono" officeooo:rsid="0042f777" officeooo:paragraph-rsid="0042f777" style:font-name-complex="Hack Nerd Font Mono"/>
    </style:style>
    <style:style style:name="P14" style:family="paragraph" style:parent-style-name="Text_20_body">
      <style:paragraph-properties fo:margin-top="0in" fo:margin-bottom="0in" style:contextual-spacing="false"/>
      <style:text-properties style:font-name="Hack Nerd Font Mono" officeooo:rsid="004614f3" officeooo:paragraph-rsid="004614f3" style:font-name-complex="Hack Nerd Font Mono"/>
    </style:style>
    <style:style style:name="P15" style:family="paragraph" style:parent-style-name="Text_20_body">
      <style:paragraph-properties fo:margin-top="0in" fo:margin-bottom="0in" style:contextual-spacing="false"/>
      <style:text-properties style:font-name="Hack Nerd Font Mono" officeooo:paragraph-rsid="00478a81" style:font-name-complex="Hack Nerd Font Mono"/>
    </style:style>
    <style:style style:name="P16" style:family="paragraph" style:parent-style-name="Text_20_body">
      <style:paragraph-properties fo:margin-top="0in" fo:margin-bottom="0in" style:contextual-spacing="false" fo:break-before="page"/>
      <style:text-properties style:font-name="Hack Nerd Font Mono" officeooo:rsid="004949bc" officeooo:paragraph-rsid="004949bc" style:font-name-complex="Hack Nerd Font Mono"/>
    </style:style>
    <style:style style:name="P17" style:family="paragraph" style:parent-style-name="Text_20_body">
      <style:paragraph-properties fo:margin-top="0in" fo:margin-bottom="0in" style:contextual-spacing="false"/>
      <style:text-properties style:font-name="Hack Nerd Font Mono" officeooo:rsid="004949bc" officeooo:paragraph-rsid="004949bc" style:font-name-complex="Hack Nerd Font Mono"/>
    </style:style>
    <style:style style:name="P18" style:family="paragraph" style:parent-style-name="Text_20_body">
      <style:paragraph-properties fo:margin-top="0in" fo:margin-bottom="0in" style:contextual-spacing="false"/>
      <style:text-properties style:font-name="Hack Nerd Font Mono" officeooo:rsid="004949bc" officeooo:paragraph-rsid="004afcc0" style:font-name-complex="Hack Nerd Font Mono"/>
    </style:style>
    <style:style style:name="P19" style:family="paragraph" style:parent-style-name="Text_20_body">
      <style:paragraph-properties fo:margin-top="0in" fo:margin-bottom="0in" style:contextual-spacing="false"/>
      <style:text-properties style:font-name="Hack Nerd Font Mono" officeooo:rsid="004b4d3d" officeooo:paragraph-rsid="004b4d3d" style:font-name-complex="Hack Nerd Font Mono"/>
    </style:style>
    <style:style style:name="P20" style:family="paragraph" style:parent-style-name="Text_20_body">
      <style:paragraph-properties fo:margin-top="0in" fo:margin-bottom="0in" style:contextual-spacing="false"/>
      <style:text-properties style:font-name="Hack Nerd Font Mono" officeooo:rsid="004c1271" officeooo:paragraph-rsid="004c1271" style:font-name-complex="Hack Nerd Font Mono"/>
    </style:style>
    <style:style style:name="P21" style:family="paragraph" style:parent-style-name="Text_20_body">
      <style:paragraph-properties fo:margin-top="0in" fo:margin-bottom="0in" style:contextual-spacing="false"/>
      <style:text-properties style:font-name="Hack Nerd Font Mono" officeooo:paragraph-rsid="004f50a1" style:font-name-complex="Hack Nerd Font Mono"/>
    </style:style>
    <style:style style:name="P22" style:family="paragraph" style:parent-style-name="Text_20_body">
      <style:paragraph-properties fo:margin-top="0in" fo:margin-bottom="0in" style:contextual-spacing="false"/>
      <style:text-properties style:font-name="Hack Nerd Font Mono" fo:font-weight="normal" officeooo:rsid="004614f3" officeooo:paragraph-rsid="004614f3" style:font-weight-asian="normal" style:font-name-complex="Hack Nerd Font Mono" style:font-weight-complex="normal"/>
    </style:style>
    <style:style style:name="P23" style:family="paragraph" style:parent-style-name="Text_20_body">
      <style:paragraph-properties fo:margin-top="0in" fo:margin-bottom="0in" style:contextual-spacing="false"/>
      <style:text-properties style:font-name="Hack Nerd Font Mono" fo:font-weight="normal" officeooo:rsid="003a8914" officeooo:paragraph-rsid="003a8914" style:font-weight-asian="normal" style:font-name-complex="Hack Nerd Font Mono" style:font-weight-complex="normal"/>
    </style:style>
    <style:style style:name="P24" style:family="paragraph" style:parent-style-name="Text_20_body">
      <style:text-properties style:font-name="Hack Nerd Font Mono" fo:font-weight="normal" officeooo:rsid="0050ab44" officeooo:paragraph-rsid="0050ab44" style:font-weight-asian="normal" style:font-weight-complex="normal"/>
    </style:style>
    <style:style style:name="P2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Hack Nerd Font Mono" fo:font-size="18pt" style:font-name-complex="Hack Nerd Font Mono"/>
    </style:style>
    <style:style style:name="P2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Hack Nerd Font Mono" fo:font-size="18pt" officeooo:rsid="00233b5b" officeooo:paragraph-rsid="00233b5b" style:font-name-complex="Hack Nerd Font Mono"/>
    </style:style>
    <style:style style:name="P27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Hack Nerd Font Mono" fo:font-size="18pt" officeooo:rsid="00233b5b" officeooo:paragraph-rsid="00233b5b" style:font-name-complex="Hack Nerd Font Mono"/>
    </style:style>
    <style:style style:name="P28" style:family="paragraph" style:parent-style-name="Table_20_Contents">
      <style:paragraph-properties fo:margin-top="0in" fo:margin-bottom="0in" style:contextual-spacing="false"/>
      <style:text-properties style:font-name="Hack Nerd Font Mono" fo:font-size="18pt" style:font-name-complex="Hack Nerd Font Mono"/>
    </style:style>
    <style:style style:name="P29" style:family="paragraph" style:parent-style-name="Text_20_body">
      <style:paragraph-properties fo:margin-top="0in" fo:margin-bottom="0in" style:contextual-spacing="false"/>
      <style:text-properties style:font-name="Hack Nerd Font Mono" fo:font-size="20pt" style:text-underline-style="solid" style:text-underline-width="auto" style:text-underline-color="font-color" fo:font-weight="bold" officeooo:paragraph-rsid="0029f7ad" style:font-weight-asian="bold" style:font-name-complex="Hack Nerd Font Mono" style:font-weight-complex="bold"/>
    </style:style>
    <style:style style:name="P30" style:family="paragraph" style:parent-style-name="Text_20_body">
      <style:paragraph-properties fo:margin-top="0in" fo:margin-bottom="0in" style:contextual-spacing="false"/>
      <style:text-properties style:font-name="Hack Nerd Font Mono" fo:font-weight="bold" officeooo:paragraph-rsid="00478a81" style:font-weight-asian="bold" style:font-name-complex="Hack Nerd Font Mono" style:font-weight-complex="bold"/>
    </style:style>
    <style:style style:name="P31" style:family="paragraph" style:parent-style-name="Table_20_Contents">
      <style:text-properties style:font-name="Hack Nerd Font Mono" fo:font-size="16pt"/>
    </style:style>
    <style:style style:name="P32" style:family="paragraph" style:parent-style-name="Table_20_Contents">
      <style:text-properties style:font-name="Hack Nerd Font Mono" fo:font-size="16pt" officeooo:rsid="00645385" officeooo:paragraph-rsid="00645385"/>
    </style:style>
    <style:style style:name="P33" style:family="paragraph" style:parent-style-name="Table_20_Contents">
      <style:text-properties style:font-name="Hack Nerd Font Mono" fo:font-size="16pt" fo:font-weight="bold" officeooo:rsid="00645385" officeooo:paragraph-rsid="00645385" style:font-weight-asian="bold" style:font-weight-complex="bold"/>
    </style:style>
    <style:style style:name="P34" style:family="paragraph" style:parent-style-name="Table_20_Contents">
      <style:text-properties style:font-name="Hack Nerd Font Mono" fo:font-size="16pt" officeooo:rsid="0065fe0d" officeooo:paragraph-rsid="0065fe0d"/>
    </style:style>
    <style:style style:name="P35" style:family="paragraph" style:parent-style-name="Text_20_body">
      <style:text-properties officeooo:paragraph-rsid="005c81b2"/>
    </style:style>
    <style:style style:name="P36" style:family="paragraph" style:parent-style-name="Text_20_body">
      <style:paragraph-properties fo:break-before="page"/>
      <style:text-properties officeooo:paragraph-rsid="005c81b2"/>
    </style:style>
    <style:style style:name="P37" style:family="paragraph" style:parent-style-name="Text_20_body">
      <style:text-properties officeooo:paragraph-rsid="00645385"/>
    </style:style>
    <style:style style:name="P38" style:family="paragraph" style:parent-style-name="Text_20_body">
      <style:text-properties officeooo:paragraph-rsid="00688fd8"/>
    </style:style>
    <style:style style:name="P39" style:family="paragraph" style:parent-style-name="Heading_20_1">
      <style:paragraph-properties fo:margin-top="0in" fo:margin-bottom="0in" style:contextual-spacing="false"/>
      <style:text-properties style:font-name="Hack Nerd Font Mono" style:font-name-complex="Hack Nerd Font Mono"/>
    </style:style>
    <style:style style:name="P40" style:family="paragraph" style:parent-style-name="Heading_20_1">
      <style:paragraph-properties fo:margin-top="0in" fo:margin-bottom="0in" style:contextual-spacing="false" fo:break-before="page"/>
      <style:text-properties style:font-name="Hack Nerd Font Mono" style:font-name-complex="Hack Nerd Font Mono"/>
    </style:style>
    <style:style style:name="P41" style:family="paragraph" style:parent-style-name="Heading_20_1">
      <style:paragraph-properties fo:margin-top="0in" fo:margin-bottom="0in" style:contextual-spacing="false" fo:break-before="page"/>
      <style:text-properties style:font-name="Hack Nerd Font Mono" officeooo:rsid="0039711d" officeooo:paragraph-rsid="0039711d" style:font-name-complex="Hack Nerd Font Mono"/>
    </style:style>
    <style:style style:name="P42" style:family="paragraph" style:parent-style-name="Heading_20_1">
      <style:text-properties officeooo:rsid="0059e7c9" officeooo:paragraph-rsid="0059e7c9"/>
    </style:style>
    <style:style style:name="P43" style:family="paragraph" style:parent-style-name="Heading_20_1">
      <style:text-properties officeooo:rsid="006c2c18" officeooo:paragraph-rsid="006c2c18"/>
    </style:style>
    <style:style style:name="P44" style:family="paragraph" style:parent-style-name="Heading_20_2">
      <style:paragraph-properties fo:margin-top="0in" fo:margin-bottom="0in" style:contextual-spacing="false"/>
      <style:text-properties style:font-name="Hack Nerd Font Mono" style:font-name-complex="Hack Nerd Font Mono"/>
    </style:style>
    <style:style style:name="P45" style:family="paragraph" style:parent-style-name="Heading_20_2">
      <style:paragraph-properties fo:margin-top="0in" fo:margin-bottom="0in" style:contextual-spacing="false"/>
      <style:text-properties style:font-name="Hack Nerd Font Mono" officeooo:rsid="0026dcf2" officeooo:paragraph-rsid="0026dcf2" style:font-name-complex="Hack Nerd Font Mono"/>
    </style:style>
    <style:style style:name="P46" style:family="paragraph" style:parent-style-name="Heading_20_2">
      <style:paragraph-properties fo:margin-top="0in" fo:margin-bottom="0in" style:contextual-spacing="false" fo:break-before="page"/>
      <style:text-properties style:font-name="Hack Nerd Font Mono" officeooo:rsid="0026dcf2" officeooo:paragraph-rsid="0026dcf2" style:font-name-complex="Hack Nerd Font Mono"/>
    </style:style>
    <style:style style:name="P47" style:family="paragraph" style:parent-style-name="Heading_20_2">
      <style:paragraph-properties fo:margin-top="0in" fo:margin-bottom="0in" style:contextual-spacing="false"/>
      <style:text-properties style:font-name="Hack Nerd Font Mono" officeooo:rsid="0029f7ad" officeooo:paragraph-rsid="0029f7ad" style:font-name-complex="Hack Nerd Font Mono"/>
    </style:style>
    <style:style style:name="P48" style:family="paragraph" style:parent-style-name="Heading_20_2">
      <style:paragraph-properties fo:margin-top="0in" fo:margin-bottom="0in" style:contextual-spacing="false"/>
      <style:text-properties style:font-name="Hack Nerd Font Mono" officeooo:rsid="002cabe5" officeooo:paragraph-rsid="002cabe5" style:font-name-complex="Hack Nerd Font Mono"/>
    </style:style>
    <style:style style:name="P49" style:family="paragraph" style:parent-style-name="Heading_20_2">
      <style:paragraph-properties fo:margin-top="0in" fo:margin-bottom="0in" style:contextual-spacing="false"/>
      <style:text-properties style:font-name="Hack Nerd Font Mono" officeooo:rsid="00312e62" officeooo:paragraph-rsid="00312e62" style:font-name-complex="Hack Nerd Font Mono"/>
    </style:style>
    <style:style style:name="P50" style:family="paragraph" style:parent-style-name="Heading_20_2">
      <style:paragraph-properties fo:margin-top="0in" fo:margin-bottom="0in" style:contextual-spacing="false" fo:break-before="page"/>
      <style:text-properties style:font-name="Hack Nerd Font Mono" officeooo:rsid="00374fd7" officeooo:paragraph-rsid="0038e9a9" style:font-name-complex="Hack Nerd Font Mono"/>
    </style:style>
    <style:style style:name="P51" style:family="paragraph" style:parent-style-name="Heading_20_2">
      <style:paragraph-properties fo:margin-top="0in" fo:margin-bottom="0in" style:contextual-spacing="false"/>
      <style:text-properties style:font-name="Hack Nerd Font Mono" officeooo:paragraph-rsid="0038e9a9" style:font-name-complex="Hack Nerd Font Mono"/>
    </style:style>
    <style:style style:name="P52" style:family="paragraph" style:parent-style-name="Heading_20_2">
      <style:paragraph-properties fo:margin-top="0in" fo:margin-bottom="0in" style:contextual-spacing="false"/>
      <style:text-properties style:font-name="Hack Nerd Font Mono" fo:font-weight="normal" officeooo:rsid="0031b5bc" officeooo:paragraph-rsid="0031b5bc" style:font-weight-asian="normal" style:font-name-complex="Hack Nerd Font Mono" style:font-weight-complex="normal"/>
    </style:style>
    <style:style style:name="P53" style:family="paragraph" style:parent-style-name="Heading_20_2">
      <style:paragraph-properties fo:margin-top="0in" fo:margin-bottom="0in" style:contextual-spacing="false"/>
      <style:text-properties style:font-name="Hack Nerd Font Mono" fo:font-weight="normal" officeooo:rsid="0031b5bc" officeooo:paragraph-rsid="0033c7e5" style:font-weight-asian="normal" style:font-name-complex="Hack Nerd Font Mono" style:font-weight-complex="normal"/>
    </style:style>
    <style:style style:name="P54" style:family="paragraph" style:parent-style-name="Heading_20_2">
      <style:paragraph-properties fo:margin-top="0in" fo:margin-bottom="0in" style:contextual-spacing="false"/>
      <style:text-properties style:font-name="Hack Nerd Font Mono" fo:font-weight="normal" style:font-weight-asian="normal" style:font-name-complex="Hack Nerd Font Mono" style:font-weight-complex="normal"/>
    </style:style>
    <style:style style:name="P55" style:family="paragraph" style:parent-style-name="Heading_20_2">
      <style:paragraph-properties fo:margin-top="0in" fo:margin-bottom="0in" style:contextual-spacing="false"/>
      <style:text-properties style:font-name="Hack Nerd Font Mono"/>
    </style:style>
    <style:style style:name="P56" style:family="paragraph" style:parent-style-name="Heading_20_2">
      <style:paragraph-properties fo:margin-top="0in" fo:margin-bottom="0in" style:contextual-spacing="false"/>
    </style:style>
    <style:style style:name="P57" style:family="paragraph" style:parent-style-name="Heading_20_2">
      <style:text-properties officeooo:rsid="004f50a1" officeooo:paragraph-rsid="004f50a1"/>
    </style:style>
    <style:style style:name="P58" style:family="paragraph" style:parent-style-name="Heading_20_2">
      <style:text-properties officeooo:rsid="0050ab44" officeooo:paragraph-rsid="0050ab44"/>
    </style:style>
    <style:style style:name="P59" style:family="paragraph" style:parent-style-name="Heading_20_2">
      <style:text-properties officeooo:rsid="0051f6d2" officeooo:paragraph-rsid="0051f6d2"/>
    </style:style>
    <style:style style:name="P60" style:family="paragraph" style:parent-style-name="Heading_20_2">
      <style:text-properties officeooo:rsid="00547424" officeooo:paragraph-rsid="00547424"/>
    </style:style>
    <style:style style:name="P61" style:family="paragraph" style:parent-style-name="Heading_20_2">
      <style:text-properties officeooo:rsid="005713c2" officeooo:paragraph-rsid="005713c2"/>
    </style:style>
    <style:style style:name="P62" style:family="paragraph" style:parent-style-name="Heading_20_2">
      <style:text-properties officeooo:rsid="0059e7c9" officeooo:paragraph-rsid="0059e7c9"/>
    </style:style>
    <style:style style:name="P63" style:family="paragraph" style:parent-style-name="Heading_20_2">
      <style:text-properties officeooo:rsid="005c81b2" officeooo:paragraph-rsid="005c81b2"/>
    </style:style>
    <style:style style:name="P64" style:family="paragraph" style:parent-style-name="Heading_20_2">
      <style:text-properties officeooo:rsid="00628df3" officeooo:paragraph-rsid="00628df3"/>
    </style:style>
    <style:style style:name="P65" style:family="paragraph" style:parent-style-name="Heading_20_2">
      <style:paragraph-properties fo:break-before="page"/>
      <style:text-properties officeooo:rsid="00645385" officeooo:paragraph-rsid="00645385"/>
    </style:style>
    <style:style style:name="P66" style:family="paragraph" style:parent-style-name="Heading_20_2">
      <style:paragraph-properties fo:break-before="page"/>
      <style:text-properties officeooo:rsid="0065fe0d" officeooo:paragraph-rsid="0065fe0d"/>
    </style:style>
    <style:style style:name="P67" style:family="paragraph" style:parent-style-name="Heading_20_2">
      <style:text-properties officeooo:rsid="00688fd8" officeooo:paragraph-rsid="00688fd8"/>
    </style:style>
    <style:style style:name="P68" style:family="paragraph" style:parent-style-name="Heading_20_2">
      <style:text-properties officeooo:rsid="006f6a54" officeooo:paragraph-rsid="006f6a54"/>
    </style:style>
    <style:style style:name="P69" style:family="paragraph" style:parent-style-name="Heading_20_2">
      <style:text-properties officeooo:rsid="0072ce2b" officeooo:paragraph-rsid="0072ce2b"/>
    </style:style>
    <style:style style:name="P70" style:family="paragraph" style:parent-style-name="Heading_20_2">
      <style:text-properties officeooo:rsid="007342fc" officeooo:paragraph-rsid="007342fc"/>
    </style:style>
    <style:style style:name="P71" style:family="paragraph" style:parent-style-name="Heading_20_2">
      <style:text-properties officeooo:rsid="00752461" officeooo:paragraph-rsid="00752461"/>
    </style:style>
    <style:style style:name="P72" style:family="paragraph" style:parent-style-name="Heading_20_3">
      <style:paragraph-properties fo:margin-top="0in" fo:margin-bottom="0in" style:contextual-spacing="false"/>
      <style:text-properties style:font-name="Hack Nerd Font Mono" officeooo:rsid="00374fd7" officeooo:paragraph-rsid="0038e9a9" style:font-name-complex="Hack Nerd Font Mono"/>
    </style:style>
    <style:style style:name="P73" style:family="paragraph" style:parent-style-name="Table_20_Contents" style:list-style-name="L1">
      <style:paragraph-properties fo:margin-top="0in" fo:margin-bottom="0in" style:contextual-spacing="false" fo:text-align="start" style:justify-single-word="false"/>
      <style:text-properties style:font-name="Hack Nerd Font Mono" fo:font-size="18pt" fo:font-weight="normal" officeooo:rsid="00233b5b" officeooo:paragraph-rsid="00233b5b" style:font-weight-asian="normal" style:font-name-complex="Hack Nerd Font Mono" style:font-weight-complex="normal"/>
    </style:style>
    <style:style style:name="P74" style:family="paragraph" style:parent-style-name="Table_20_Contents" style:list-style-name="L2">
      <style:paragraph-properties fo:margin-top="0in" fo:margin-bottom="0in" style:contextual-spacing="false" fo:text-align="start" style:justify-single-word="false"/>
      <style:text-properties style:font-name="Hack Nerd Font Mono" fo:font-size="18pt" officeooo:rsid="00233b5b" officeooo:paragraph-rsid="00233b5b" style:font-name-complex="Hack Nerd Font Mono"/>
    </style:style>
    <style:style style:name="P75" style:family="paragraph" style:parent-style-name="Table_20_Contents">
      <style:paragraph-properties fo:text-align="center" style:justify-single-word="false"/>
      <style:text-properties style:font-name="Hack Nerd Font Mono" fo:font-size="16pt" fo:font-weight="bold" officeooo:rsid="006f6a54" officeooo:paragraph-rsid="006f6a54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Hack Nerd Font Mono" fo:font-size="16pt" officeooo:rsid="0072ce2b" officeooo:paragraph-rsid="0072ce2b"/>
    </style:style>
    <style:style style:name="P77" style:family="paragraph" style:parent-style-name="Table_20_Contents">
      <style:paragraph-properties fo:text-align="center" style:justify-single-word="false"/>
      <style:text-properties style:font-name="Hack Nerd Font Mono" fo:font-size="14pt"/>
    </style:style>
    <style:style style:name="P78" style:family="paragraph" style:parent-style-name="Table_20_Contents">
      <style:paragraph-properties fo:text-align="center" style:justify-single-word="false"/>
      <style:text-properties style:font-name="Hack Nerd Font Mono" fo:font-size="14pt" officeooo:rsid="006f6a54" officeooo:paragraph-rsid="006f6a54"/>
    </style:style>
    <style:style style:name="P79" style:family="paragraph" style:parent-style-name="Table_20_Contents">
      <style:text-properties style:font-name="Hack Nerd Font Mono" fo:font-size="14pt" officeooo:rsid="0072ce2b" officeooo:paragraph-rsid="0072ce2b"/>
    </style:style>
    <style:style style:name="P80" style:family="paragraph" style:parent-style-name="Table_20_Contents" style:list-style-name="L3">
      <style:text-properties style:font-name="Hack Nerd Font Mono" fo:font-size="14pt" officeooo:rsid="0072ce2b" officeooo:paragraph-rsid="0072ce2b"/>
    </style:style>
    <style:style style:name="P81" style:family="paragraph" style:parent-style-name="Table_20_Contents" style:list-style-name="L5">
      <style:text-properties style:font-name="Hack Nerd Font Mono" fo:font-size="14pt" officeooo:rsid="0072ce2b" officeooo:paragraph-rsid="0072ce2b"/>
    </style:style>
    <style:style style:name="P82" style:family="paragraph" style:parent-style-name="Table_20_Contents" style:list-style-name="L4">
      <style:text-properties style:font-name="Hack Nerd Font Mono" fo:font-size="14pt" officeooo:rsid="0072ce2b" officeooo:paragraph-rsid="0072ce2b"/>
    </style:style>
    <style:style style:name="P83" style:family="paragraph" style:parent-style-name="Table_20_Contents">
      <style:text-properties style:font-name="Hack Nerd Font Mono" fo:font-size="14pt" fo:font-weight="bold" officeooo:rsid="007a3e53" officeooo:paragraph-rsid="007a3e53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Hack Nerd Font Mono" fo:font-size="12pt" fo:font-weight="normal" officeooo:rsid="007a3e53" officeooo:paragraph-rsid="007a3e53" style:font-weight-asian="normal" style:font-weight-complex="normal"/>
    </style:style>
    <style:style style:name="P85" style:family="paragraph" style:parent-style-name="Text_20_body" style:list-style-name="L6">
      <style:paragraph-properties fo:margin-top="0in" fo:margin-bottom="0in" style:contextual-spacing="false"/>
      <style:text-properties style:font-name="Hack Nerd Font Mono" fo:font-weight="normal" officeooo:rsid="00209b61" officeooo:paragraph-rsid="00209b61" style:font-weight-asian="normal" style:font-name-complex="Hack Nerd Font Mono" style:font-weight-complex="normal"/>
    </style:style>
    <style:style style:name="P86" style:family="paragraph" style:parent-style-name="Text_20_body" style:list-style-name="L7">
      <style:paragraph-properties fo:margin-top="0in" fo:margin-bottom="0in" style:contextual-spacing="false"/>
      <style:text-properties style:font-name="Hack Nerd Font Mono" fo:font-weight="normal" style:font-weight-asian="normal" style:font-name-complex="Hack Nerd Font Mono" style:font-weight-complex="normal"/>
    </style:style>
    <style:style style:name="P87" style:family="paragraph" style:parent-style-name="Text_20_body" style:list-style-name="L8">
      <style:paragraph-properties fo:margin-top="0in" fo:margin-bottom="0in" style:contextual-spacing="false"/>
      <style:text-properties style:font-name="Hack Nerd Font Mono" fo:font-weight="normal" officeooo:rsid="0026dcf2" officeooo:paragraph-rsid="0026dcf2" style:font-weight-asian="normal" style:font-name-complex="Hack Nerd Font Mono" style:font-weight-complex="normal"/>
    </style:style>
    <style:style style:name="P88" style:family="paragraph" style:parent-style-name="Text_20_body" style:list-style-name="L8">
      <style:paragraph-properties fo:margin-top="0in" fo:margin-bottom="0in" style:contextual-spacing="false"/>
      <style:text-properties style:font-name="Hack Nerd Font Mono" fo:font-weight="normal" officeooo:rsid="0027bf3a" officeooo:paragraph-rsid="0027bf3a" style:font-weight-asian="normal" style:font-name-complex="Hack Nerd Font Mono" style:font-weight-complex="normal"/>
    </style:style>
    <style:style style:name="P89" style:family="paragraph" style:parent-style-name="Text_20_body" style:list-style-name="L9">
      <style:paragraph-properties fo:margin-top="0in" fo:margin-bottom="0in" style:contextual-spacing="false"/>
      <style:text-properties style:font-name="Hack Nerd Font Mono" fo:font-weight="normal" officeooo:paragraph-rsid="0029f7ad" style:font-weight-asian="normal" style:font-name-complex="Hack Nerd Font Mono" style:font-weight-complex="normal"/>
    </style:style>
    <style:style style:name="P90" style:family="paragraph" style:parent-style-name="Text_20_body" style:list-style-name="L11">
      <style:paragraph-properties fo:margin-top="0in" fo:margin-bottom="0in" style:contextual-spacing="false"/>
      <style:text-properties style:font-name="Hack Nerd Font Mono" fo:font-weight="normal" officeooo:rsid="002cabe5" officeooo:paragraph-rsid="002cabe5" style:font-weight-asian="normal" style:font-name-complex="Hack Nerd Font Mono" style:font-weight-complex="normal"/>
    </style:style>
    <style:style style:name="P91" style:family="paragraph" style:parent-style-name="Text_20_body" style:list-style-name="L12">
      <style:paragraph-properties fo:margin-top="0in" fo:margin-bottom="0in" style:contextual-spacing="false"/>
      <style:text-properties style:font-name="Hack Nerd Font Mono" fo:font-weight="normal" officeooo:rsid="002cabe5" officeooo:paragraph-rsid="002e37be" style:font-weight-asian="normal" style:font-name-complex="Hack Nerd Font Mono" style:font-weight-complex="normal"/>
    </style:style>
    <style:style style:name="P92" style:family="paragraph" style:parent-style-name="Text_20_body" style:list-style-name="L13" style:master-page-name="">
      <loext:graphic-properties draw:fill="none"/>
      <style:paragraph-properties fo:margin-left="0.1866in" fo:margin-right="0in" fo:margin-top="0in" fo:margin-bottom="0in" style:contextual-spacing="false" fo:line-height="115%" fo:text-indent="-0.1866in" style:auto-text-indent="false" style:page-number="auto" fo:background-color="transparent">
        <style:tab-stops>
          <style:tab-stop style:position="-0.0583in"/>
        </style:tab-stops>
      </style:paragraph-properties>
      <style:text-properties style:font-name="Hack Nerd Font Mono" fo:font-weight="normal" officeooo:rsid="00312e62" officeooo:paragraph-rsid="00312e62" style:font-weight-asian="normal" style:font-name-complex="Hack Nerd Font Mono" style:font-weight-complex="normal"/>
    </style:style>
    <style:style style:name="P93" style:family="paragraph" style:parent-style-name="Text_20_body" style:list-style-name="L13">
      <loext:graphic-properties draw:fill="none"/>
      <style:paragraph-properties fo:margin-left="0.1866in" fo:margin-right="0in" fo:margin-top="0in" fo:margin-bottom="0in" style:contextual-spacing="false" fo:line-height="115%" fo:text-indent="-0.1866in" style:auto-text-indent="false" fo:background-color="transparent">
        <style:tab-stops>
          <style:tab-stop style:position="-0.0583in"/>
        </style:tab-stops>
      </style:paragraph-properties>
      <style:text-properties style:font-name="Hack Nerd Font Mono" fo:font-weight="normal" officeooo:rsid="00312e62" officeooo:paragraph-rsid="00312e62" style:font-weight-asian="normal" style:font-name-complex="Hack Nerd Font Mono" style:font-weight-complex="normal"/>
    </style:style>
    <style:style style:name="P94" style:family="paragraph" style:parent-style-name="Text_20_body" style:list-style-name="L13">
      <loext:graphic-properties draw:fill="none"/>
      <style:paragraph-properties fo:margin-left="0.1866in" fo:margin-right="0in" fo:margin-top="0in" fo:margin-bottom="0in" style:contextual-spacing="false" fo:line-height="115%" fo:text-indent="-0.1866in" style:auto-text-indent="false" fo:background-color="transparent">
        <style:tab-stops>
          <style:tab-stop style:position="-0.0583in"/>
        </style:tab-stops>
      </style:paragraph-properties>
      <style:text-properties style:font-name="Hack Nerd Font Mono" fo:font-weight="normal" officeooo:rsid="0031b5bc" officeooo:paragraph-rsid="0031b5bc" style:font-weight-asian="normal" style:font-name-complex="Hack Nerd Font Mono" style:font-weight-complex="normal"/>
    </style:style>
    <style:style style:name="P95" style:family="paragraph" style:parent-style-name="Text_20_body" style:list-style-name="L14" style:master-page-name="">
      <loext:graphic-properties draw:fill="none"/>
      <style:paragraph-properties fo:margin-left="0.3752in" fo:margin-right="0in" fo:margin-top="0in" fo:margin-bottom="0in" style:contextual-spacing="false" fo:line-height="115%" fo:text-indent="-0.3752in" style:auto-text-indent="false" style:page-number="auto" fo:background-color="transparent">
        <style:tab-stops>
          <style:tab-stop style:position="-0.1917in"/>
          <style:tab-stop style:position="-0.0665in"/>
        </style:tab-stops>
      </style:paragraph-properties>
      <style:text-properties style:font-name="Hack Nerd Font Mono" fo:font-weight="normal" officeooo:rsid="0031b5bc" officeooo:paragraph-rsid="0031b5bc" style:font-weight-asian="normal" style:font-name-complex="Hack Nerd Font Mono" style:font-weight-complex="normal"/>
    </style:style>
    <style:style style:name="P96" style:family="paragraph" style:parent-style-name="Text_20_body" style:list-style-name="L14">
      <loext:graphic-properties draw:fill="none"/>
      <style:paragraph-properties fo:margin-left="0.3752in" fo:margin-right="0in" fo:margin-top="0in" fo:margin-bottom="0in" style:contextual-spacing="false" fo:line-height="115%" fo:text-indent="-0.3752in" style:auto-text-indent="false" fo:background-color="transparent">
        <style:tab-stops>
          <style:tab-stop style:position="-0.1917in"/>
          <style:tab-stop style:position="-0.0665in"/>
        </style:tab-stops>
      </style:paragraph-properties>
      <style:text-properties style:font-name="Hack Nerd Font Mono" fo:font-weight="normal" officeooo:rsid="0031b5bc" officeooo:paragraph-rsid="0031b5bc" style:font-weight-asian="normal" style:font-name-complex="Hack Nerd Font Mono" style:font-weight-complex="normal"/>
    </style:style>
    <style:style style:name="P97" style:family="paragraph" style:parent-style-name="Text_20_body" style:list-style-name="L14">
      <loext:graphic-properties draw:fill="none"/>
      <style:paragraph-properties fo:margin-left="0.3752in" fo:margin-right="0in" fo:margin-top="0in" fo:margin-bottom="0in" style:contextual-spacing="false" fo:line-height="115%" fo:text-indent="-0.3752in" style:auto-text-indent="false" fo:background-color="transparent">
        <style:tab-stops>
          <style:tab-stop style:position="-0.1917in"/>
          <style:tab-stop style:position="-0.0665in"/>
        </style:tab-stops>
      </style:paragraph-properties>
      <style:text-properties style:font-name="Hack Nerd Font Mono" fo:font-weight="normal" officeooo:rsid="00328538" officeooo:paragraph-rsid="00328538" style:font-weight-asian="normal" style:font-name-complex="Hack Nerd Font Mono" style:font-weight-complex="normal"/>
    </style:style>
    <style:style style:name="P98" style:family="paragraph" style:parent-style-name="Text_20_body" style:list-style-name="L14">
      <loext:graphic-properties draw:fill="none"/>
      <style:paragraph-properties fo:margin-left="0.3752in" fo:margin-right="0in" fo:margin-top="0in" fo:margin-bottom="0in" style:contextual-spacing="false" fo:line-height="115%" fo:text-indent="-0.3752in" style:auto-text-indent="false" fo:background-color="transparent">
        <style:tab-stops>
          <style:tab-stop style:position="-0.1917in"/>
          <style:tab-stop style:position="-0.0665in"/>
        </style:tab-stops>
      </style:paragraph-properties>
      <style:text-properties style:font-name="Hack Nerd Font Mono" fo:font-weight="normal" officeooo:rsid="0033c7e5" officeooo:paragraph-rsid="0033c7e5" style:font-weight-asian="normal" style:font-name-complex="Hack Nerd Font Mono" style:font-weight-complex="normal"/>
    </style:style>
    <style:style style:name="P99" style:family="paragraph" style:parent-style-name="Text_20_body" style:list-style-name="L15">
      <loext:graphic-properties draw:fill="none"/>
      <style:paragraph-properties fo:margin-left="0.3752in" fo:margin-right="0in" fo:margin-top="0in" fo:margin-bottom="0in" style:contextual-spacing="false" fo:line-height="115%" fo:text-indent="-0.3752in" style:auto-text-indent="false" fo:background-color="transparent">
        <style:tab-stops>
          <style:tab-stop style:position="-0.1917in"/>
          <style:tab-stop style:position="-0.0665in"/>
        </style:tab-stops>
      </style:paragraph-properties>
      <style:text-properties style:font-name="Hack Nerd Font Mono" fo:font-weight="normal" officeooo:rsid="0033c7e5" officeooo:paragraph-rsid="0033c7e5" style:font-weight-asian="normal" style:font-name-complex="Hack Nerd Font Mono" style:font-weight-complex="normal"/>
    </style:style>
    <style:style style:name="P100" style:family="paragraph" style:parent-style-name="Text_20_body" style:list-style-name="L15">
      <loext:graphic-properties draw:fill="none"/>
      <style:paragraph-properties fo:margin-left="0.3752in" fo:margin-right="0in" fo:margin-top="0in" fo:margin-bottom="0in" style:contextual-spacing="false" fo:line-height="115%" fo:text-indent="-0.3752in" style:auto-text-indent="false" fo:background-color="transparent">
        <style:tab-stops>
          <style:tab-stop style:position="-0.1917in"/>
          <style:tab-stop style:position="-0.0665in"/>
        </style:tab-stops>
      </style:paragraph-properties>
      <style:text-properties style:font-name="Hack Nerd Font Mono" fo:font-weight="normal" officeooo:rsid="0033c7e5" officeooo:paragraph-rsid="0035c5a9" style:font-weight-asian="normal" style:font-name-complex="Hack Nerd Font Mono" style:font-weight-complex="normal"/>
    </style:style>
    <style:style style:name="P101" style:family="paragraph" style:parent-style-name="Text_20_body" style:list-style-name="L15">
      <loext:graphic-properties draw:fill="none"/>
      <style:paragraph-properties fo:margin-left="0.3752in" fo:margin-right="0in" fo:margin-top="0in" fo:margin-bottom="0in" style:contextual-spacing="false" fo:line-height="115%" fo:text-indent="-0.3752in" style:auto-text-indent="false" fo:background-color="transparent">
        <style:tab-stops>
          <style:tab-stop style:position="-0.1917in"/>
          <style:tab-stop style:position="-0.0665in"/>
        </style:tab-stops>
      </style:paragraph-properties>
      <style:text-properties style:font-name="Hack Nerd Font Mono" fo:font-weight="normal" officeooo:rsid="0035c5a9" officeooo:paragraph-rsid="0035c5a9" style:font-weight-asian="normal" style:font-name-complex="Hack Nerd Font Mono" style:font-weight-complex="normal"/>
    </style:style>
    <style:style style:name="P102" style:family="paragraph" style:parent-style-name="Text_20_body" style:list-style-name="L15" style:master-page-name="">
      <loext:graphic-properties draw:fill="none"/>
      <style:paragraph-properties fo:margin-left="0.3118in" fo:margin-right="0in" fo:margin-top="0in" fo:margin-bottom="0in" style:contextual-spacing="false" fo:line-height="115%" fo:text-indent="-0.3118in" style:auto-text-indent="false" style:page-number="auto" fo:background-color="transparent">
        <style:tab-stops>
          <style:tab-stop style:position="-0.1252in"/>
          <style:tab-stop style:position="-0.0665in"/>
        </style:tab-stops>
      </style:paragraph-properties>
      <style:text-properties style:font-name="Hack Nerd Font Mono" fo:font-weight="normal" officeooo:rsid="0035c5a9" officeooo:paragraph-rsid="0035c5a9" style:font-weight-asian="normal" style:font-name-complex="Hack Nerd Font Mono" style:font-weight-complex="normal"/>
    </style:style>
    <style:style style:name="P103" style:family="paragraph" style:parent-style-name="Text_20_body" style:list-style-name="L15">
      <loext:graphic-properties draw:fill="none"/>
      <style:paragraph-properties fo:margin-left="0.3752in" fo:margin-right="0in" fo:margin-top="0in" fo:margin-bottom="0in" style:contextual-spacing="false" fo:line-height="115%" fo:text-indent="-0.3752in" style:auto-text-indent="false" fo:background-color="transparent">
        <style:tab-stops>
          <style:tab-stop style:position="-0.1917in"/>
          <style:tab-stop style:position="-0.0665in"/>
        </style:tab-stops>
      </style:paragraph-properties>
      <style:text-properties style:font-name="Hack Nerd Font Mono" fo:font-weight="normal" officeooo:paragraph-rsid="0035c5a9" style:font-weight-asian="normal" style:font-name-complex="Hack Nerd Font Mono" style:font-weight-complex="normal"/>
    </style:style>
    <style:style style:name="P104" style:family="paragraph" style:parent-style-name="Text_20_body" style:list-style-name="L15">
      <loext:graphic-properties draw:fill="none"/>
      <style:paragraph-properties fo:margin-left="0.3752in" fo:margin-right="0in" fo:margin-top="0in" fo:margin-bottom="0in" style:contextual-spacing="false" fo:line-height="115%" fo:text-indent="-0.3752in" style:auto-text-indent="false" fo:background-color="transparent">
        <style:tab-stops>
          <style:tab-stop style:position="-0.1917in"/>
          <style:tab-stop style:position="-0.0665in"/>
        </style:tab-stops>
      </style:paragraph-properties>
      <style:text-properties style:font-name="Hack Nerd Font Mono" fo:font-weight="normal" officeooo:rsid="0036be13" officeooo:paragraph-rsid="0036be13" style:font-weight-asian="normal" style:font-name-complex="Hack Nerd Font Mono" style:font-weight-complex="normal"/>
    </style:style>
    <style:style style:name="P105" style:family="paragraph" style:parent-style-name="Text_20_body" style:list-style-name="L20">
      <style:paragraph-properties fo:margin-top="0in" fo:margin-bottom="0in" style:contextual-spacing="false"/>
      <style:text-properties style:font-name="Hack Nerd Font Mono" fo:font-weight="normal" officeooo:rsid="004614f3" officeooo:paragraph-rsid="004614f3" style:font-weight-asian="normal" style:font-name-complex="Hack Nerd Font Mono" style:font-weight-complex="normal"/>
    </style:style>
    <style:style style:name="P106" style:family="paragraph" style:parent-style-name="Text_20_body" style:list-style-name="L24" style:master-page-name="">
      <loext:graphic-properties draw:fill="none"/>
      <style:paragraph-properties fo:margin-left="0.25in" fo:margin-right="0in" fo:margin-top="0in" fo:margin-bottom="0in" style:contextual-spacing="false" fo:line-height="115%" fo:text-indent="-0.0618in" style:auto-text-indent="false" style:page-number="auto" fo:background-color="transparent"/>
      <style:text-properties style:font-name="Hack Nerd Font Mono" fo:font-weight="normal" officeooo:rsid="004f50a1" officeooo:paragraph-rsid="004f50a1" style:font-weight-asian="normal" style:font-name-complex="Hack Nerd Font Mono" style:font-weight-complex="normal"/>
    </style:style>
    <style:style style:name="P107" style:family="paragraph" style:parent-style-name="Text_20_body" style:list-style-name="L24">
      <loext:graphic-properties draw:fill="none"/>
      <style:paragraph-properties fo:margin-left="0.25in" fo:margin-right="0in" fo:margin-top="0in" fo:margin-bottom="0in" style:contextual-spacing="false" fo:line-height="115%" fo:text-indent="-0.0618in" style:auto-text-indent="false" fo:background-color="transparent"/>
      <style:text-properties style:font-name="Hack Nerd Font Mono" fo:font-weight="normal" officeooo:rsid="004f50a1" officeooo:paragraph-rsid="004f50a1" style:font-weight-asian="normal" style:font-name-complex="Hack Nerd Font Mono" style:font-weight-complex="normal"/>
    </style:style>
    <style:style style:name="P108" style:family="paragraph" style:parent-style-name="Text_20_body" style:list-style-name="L25">
      <style:paragraph-properties fo:margin-top="0in" fo:margin-bottom="0in" style:contextual-spacing="false"/>
      <style:text-properties style:font-name="Hack Nerd Font Mono" fo:font-weight="normal" officeooo:rsid="004f50a1" officeooo:paragraph-rsid="00525645" style:font-weight-asian="normal" style:font-name-complex="Hack Nerd Font Mono" style:font-weight-complex="normal"/>
    </style:style>
    <style:style style:name="P109" style:family="paragraph" style:parent-style-name="Text_20_body" style:list-style-name="L26">
      <style:text-properties style:font-name="Hack Nerd Font Mono" fo:font-weight="normal" officeooo:rsid="004f50a1" officeooo:paragraph-rsid="004f50a1" style:font-weight-asian="normal" style:font-weight-complex="normal"/>
    </style:style>
    <style:style style:name="P110" style:family="paragraph" style:parent-style-name="Text_20_body" style:list-style-name="L27">
      <style:text-properties style:font-name="Hack Nerd Font Mono" fo:font-weight="normal" officeooo:rsid="0050ab44" officeooo:paragraph-rsid="0050ab44" style:font-weight-asian="normal" style:font-weight-complex="normal"/>
    </style:style>
    <style:style style:name="P111" style:family="paragraph" style:parent-style-name="Text_20_body" style:list-style-name="L28">
      <style:text-properties style:font-name="Hack Nerd Font Mono" fo:font-weight="normal" officeooo:rsid="0051f6d2" officeooo:paragraph-rsid="0051f6d2" style:font-weight-asian="normal" style:font-weight-complex="normal"/>
    </style:style>
    <style:style style:name="P112" style:family="paragraph" style:parent-style-name="Text_20_body" style:list-style-name="L29">
      <style:text-properties style:font-name="Hack Nerd Font Mono" fo:font-weight="normal" officeooo:rsid="0051f6d2" officeooo:paragraph-rsid="0051f6d2" style:font-weight-asian="normal" style:font-weight-complex="normal"/>
    </style:style>
    <style:style style:name="P113" style:family="paragraph" style:parent-style-name="Text_20_body" style:list-style-name="L29">
      <style:text-properties style:font-name="Hack Nerd Font Mono" fo:font-weight="normal" officeooo:rsid="0053c8b0" officeooo:paragraph-rsid="0053c8b0" style:font-weight-asian="normal" style:font-weight-complex="normal"/>
    </style:style>
    <style:style style:name="P114" style:family="paragraph" style:parent-style-name="Text_20_body" style:list-style-name="L30">
      <style:text-properties style:font-name="Hack Nerd Font Mono" fo:font-weight="normal" officeooo:rsid="00547424" officeooo:paragraph-rsid="00547424" style:font-weight-asian="normal" style:font-weight-complex="normal"/>
    </style:style>
    <style:style style:name="P115" style:family="paragraph" style:parent-style-name="Text_20_body" style:list-style-name="L30">
      <style:text-properties style:font-name="Hack Nerd Font Mono" fo:font-weight="normal" officeooo:rsid="005564a9" officeooo:paragraph-rsid="005564a9" style:font-weight-asian="normal" style:font-weight-complex="normal"/>
    </style:style>
    <style:style style:name="P116" style:family="paragraph" style:parent-style-name="Text_20_body" style:list-style-name="L31">
      <style:text-properties style:font-name="Hack Nerd Font Mono" fo:font-weight="normal" officeooo:rsid="005713c2" officeooo:paragraph-rsid="005713c2" style:font-weight-asian="normal" style:font-weight-complex="normal"/>
    </style:style>
    <style:style style:name="P117" style:family="paragraph" style:parent-style-name="Text_20_body" style:list-style-name="L32">
      <style:text-properties style:font-name="Hack Nerd Font Mono" fo:font-weight="normal" officeooo:rsid="005713c2" officeooo:paragraph-rsid="005713c2" style:font-weight-asian="normal" style:font-weight-complex="normal"/>
    </style:style>
    <style:style style:name="P118" style:family="paragraph" style:parent-style-name="Text_20_body" style:list-style-name="L6">
      <style:paragraph-properties fo:margin-top="0in" fo:margin-bottom="0in" style:contextual-spacing="false"/>
      <style:text-properties style:font-name="Hack Nerd Font Mono" officeooo:paragraph-rsid="00209b61" style:font-name-complex="Hack Nerd Font Mono"/>
    </style:style>
    <style:style style:name="P119" style:family="paragraph" style:parent-style-name="Text_20_body" style:list-style-name="L16">
      <style:paragraph-properties fo:margin-top="0in" fo:margin-bottom="0in" style:contextual-spacing="false"/>
      <style:text-properties style:font-name="Hack Nerd Font Mono" officeooo:rsid="003d8415" officeooo:paragraph-rsid="003d8415" style:font-name-complex="Hack Nerd Font Mono"/>
    </style:style>
    <style:style style:name="P120" style:family="paragraph" style:parent-style-name="Text_20_body" style:list-style-name="L17">
      <style:paragraph-properties fo:margin-top="0in" fo:margin-bottom="0in" style:contextual-spacing="false"/>
      <style:text-properties style:font-name="Hack Nerd Font Mono" officeooo:rsid="003dc51e" officeooo:paragraph-rsid="003dc51e" style:font-name-complex="Hack Nerd Font Mono"/>
    </style:style>
    <style:style style:name="P121" style:family="paragraph" style:parent-style-name="Text_20_body" style:list-style-name="L17">
      <style:paragraph-properties fo:margin-top="0in" fo:margin-bottom="0in" style:contextual-spacing="false"/>
      <style:text-properties style:font-name="Hack Nerd Font Mono" officeooo:rsid="003f63eb" officeooo:paragraph-rsid="003f63eb" style:font-name-complex="Hack Nerd Font Mono"/>
    </style:style>
    <style:style style:name="P122" style:family="paragraph" style:parent-style-name="Text_20_body" style:list-style-name="L18">
      <style:paragraph-properties fo:margin-top="0in" fo:margin-bottom="0in" style:contextual-spacing="false"/>
      <style:text-properties style:font-name="Hack Nerd Font Mono" officeooo:rsid="00405d65" officeooo:paragraph-rsid="00405d65" style:font-name-complex="Hack Nerd Font Mono"/>
    </style:style>
    <style:style style:name="P123" style:family="paragraph" style:parent-style-name="Text_20_body" style:list-style-name="L19">
      <style:paragraph-properties fo:margin-top="0in" fo:margin-bottom="0in" style:contextual-spacing="false"/>
      <style:text-properties style:font-name="Hack Nerd Font Mono" officeooo:rsid="004123b8" officeooo:paragraph-rsid="004123b8" style:font-name-complex="Hack Nerd Font Mono"/>
    </style:style>
    <style:style style:name="P124" style:family="paragraph" style:parent-style-name="Text_20_body" style:list-style-name="L21">
      <style:paragraph-properties fo:margin-top="0in" fo:margin-bottom="0in" style:contextual-spacing="false"/>
      <style:text-properties style:font-name="Hack Nerd Font Mono" officeooo:paragraph-rsid="004614f3" style:font-name-complex="Hack Nerd Font Mono"/>
    </style:style>
    <style:style style:name="P125" style:family="paragraph" style:parent-style-name="Text_20_body" style:list-style-name="L22">
      <style:paragraph-properties fo:margin-top="0in" fo:margin-bottom="0in" style:contextual-spacing="false"/>
      <style:text-properties style:font-name="Hack Nerd Font Mono" officeooo:rsid="004afcc0" officeooo:paragraph-rsid="004afcc0" style:font-name-complex="Hack Nerd Font Mono"/>
    </style:style>
    <style:style style:name="P126" style:family="paragraph" style:parent-style-name="Text_20_body" style:list-style-name="L23">
      <style:paragraph-properties fo:margin-top="0in" fo:margin-bottom="0in" style:contextual-spacing="false"/>
      <style:text-properties style:font-name="Hack Nerd Font Mono" officeooo:rsid="004b4d3d" officeooo:paragraph-rsid="004b4d3d" style:font-name-complex="Hack Nerd Font Mono"/>
    </style:style>
    <style:style style:name="P127" style:family="paragraph" style:parent-style-name="Text_20_body" style:list-style-name="L15" style:master-page-name="">
      <loext:graphic-properties draw:fill="none"/>
      <style:paragraph-properties fo:margin-left="0.5in" fo:margin-right="0in" fo:margin-top="0in" fo:margin-bottom="0in" style:contextual-spacing="false" fo:line-height="115%" fo:text-indent="-0.5618in" style:auto-text-indent="false" style:page-number="auto" fo:background-color="transparent">
        <style:tab-stops>
          <style:tab-stop style:position="-0.3335in"/>
        </style:tab-stops>
      </style:paragraph-properties>
      <style:text-properties style:font-name="Hack Nerd Font Mono" officeooo:rsid="002026b2" officeooo:paragraph-rsid="0038e9a9" style:font-name-complex="Hack Nerd Font Mono"/>
    </style:style>
    <style:style style:name="P128" style:family="paragraph" style:parent-style-name="Text_20_body" style:list-style-name="L15">
      <loext:graphic-properties draw:fill="none"/>
      <style:paragraph-properties fo:margin-left="0.5in" fo:margin-right="0in" fo:margin-top="0in" fo:margin-bottom="0in" style:contextual-spacing="false" fo:line-height="115%" fo:text-indent="-0.5618in" style:auto-text-indent="false" fo:background-color="transparent">
        <style:tab-stops>
          <style:tab-stop style:position="-0.3335in"/>
        </style:tab-stops>
      </style:paragraph-properties>
      <style:text-properties style:font-name="Hack Nerd Font Mono" officeooo:rsid="002039fa" officeooo:paragraph-rsid="0038e9a9" style:font-name-complex="Hack Nerd Font Mono"/>
    </style:style>
    <style:style style:name="P129" style:family="paragraph" style:parent-style-name="Text_20_body" style:list-style-name="L15">
      <loext:graphic-properties draw:fill="none"/>
      <style:paragraph-properties fo:margin-left="0.5in" fo:margin-right="0in" fo:margin-top="0in" fo:margin-bottom="0in" style:contextual-spacing="false" fo:line-height="115%" fo:text-indent="-0.5618in" style:auto-text-indent="false" fo:background-color="transparent">
        <style:tab-stops>
          <style:tab-stop style:position="-0.3335in"/>
        </style:tab-stops>
      </style:paragraph-properties>
      <style:text-properties style:font-name="Hack Nerd Font Mono" officeooo:rsid="0020a047" officeooo:paragraph-rsid="0038e9a9" style:font-name-complex="Hack Nerd Font Mono"/>
    </style:style>
    <style:style style:name="P130" style:family="paragraph" style:parent-style-name="Text_20_body" style:list-style-name="L15">
      <style:paragraph-properties fo:margin-top="0in" fo:margin-bottom="0in" style:contextual-spacing="false"/>
      <style:text-properties style:font-name="Hack Nerd Font Mono" officeooo:rsid="00223312" officeooo:paragraph-rsid="0038e9a9" style:font-name-complex="Hack Nerd Font Mono"/>
    </style:style>
    <style:style style:name="P131" style:family="paragraph" style:parent-style-name="Text_20_body" style:list-style-name="L15">
      <style:paragraph-properties fo:margin-top="0in" fo:margin-bottom="0in" style:contextual-spacing="false"/>
      <style:text-properties style:font-name="Hack Nerd Font Mono" officeooo:rsid="0023dde4" officeooo:paragraph-rsid="0038e9a9" style:font-name-complex="Hack Nerd Font Mono"/>
    </style:style>
    <style:style style:name="P132" style:family="paragraph" style:parent-style-name="Text_20_body" style:list-style-name="L10">
      <style:paragraph-properties fo:margin-top="0in" fo:margin-bottom="0in" style:contextual-spacing="false"/>
      <style:text-properties style:font-name="Hack Nerd Font Mono" fo:font-size="18pt" style:text-underline-style="none" fo:font-weight="normal" officeooo:rsid="002b7f00" officeooo:paragraph-rsid="002b7f00" style:font-weight-asian="normal" style:font-name-complex="Hack Nerd Font Mono" style:font-weight-complex="normal"/>
    </style:style>
    <style:style style:name="P133" style:family="paragraph" style:parent-style-name="Text_20_body" style:list-style-name="L15" style:master-page-name="">
      <loext:graphic-properties draw:fill="none"/>
      <style:paragraph-properties fo:margin-left="0.5in" fo:margin-right="0in" fo:margin-top="0in" fo:margin-bottom="0in" style:contextual-spacing="false" fo:line-height="115%" fo:text-indent="-0.25in" style:auto-text-indent="false" style:page-number="auto" fo:background-color="transparent">
        <style:tab-stops>
          <style:tab-stop style:position="-0.189in"/>
          <style:tab-stop style:position="0.089in"/>
        </style:tab-stops>
      </style:paragraph-properties>
      <style:text-properties style:font-name="Hack Nerd Font Mono" fo:font-style="italic" officeooo:rsid="0020a047" officeooo:paragraph-rsid="0038e9a9" style:font-style-asian="italic" style:font-name-complex="Hack Nerd Font Mono" style:font-style-complex="italic"/>
    </style:style>
    <style:style style:name="P134" style:family="paragraph" style:parent-style-name="Text_20_body" style:list-style-name="L15" style:master-page-name="">
      <loext:graphic-properties draw:fill="none"/>
      <style:paragraph-properties fo:margin-left="0.3752in" fo:margin-right="0in" fo:margin-top="0in" fo:margin-bottom="0in" style:contextual-spacing="false" fo:line-height="115%" fo:text-indent="-0.3752in" style:auto-text-indent="false" style:page-number="auto" fo:background-color="transparent">
        <style:tab-stops>
          <style:tab-stop style:position="-0.1917in"/>
          <style:tab-stop style:position="-0.0665in"/>
        </style:tab-stops>
      </style:paragraph-properties>
      <style:text-properties fo:color="#c9211e" loext:opacity="100%" style:font-name="Hack Nerd Font Mono" fo:font-weight="normal" officeooo:rsid="0033c7e5" officeooo:paragraph-rsid="0033c7e5" style:font-weight-asian="normal" style:font-name-complex="Hack Nerd Font Mono" style:font-weight-complex="normal"/>
    </style:style>
    <style:style style:name="P135" style:family="paragraph" style:parent-style-name="Text_20_body" style:list-style-name="L32"/>
    <style:style style:name="P136" style:family="paragraph" style:parent-style-name="Text_20_body" style:list-style-name="L33">
      <style:text-properties fo:font-weight="normal" officeooo:rsid="0059e7c9" officeooo:paragraph-rsid="0059e7c9" style:font-weight-asian="normal" style:font-weight-complex="normal"/>
    </style:style>
    <style:style style:name="P137" style:family="paragraph" style:parent-style-name="Text_20_body" style:list-style-name="L33">
      <style:text-properties fo:font-weight="normal" officeooo:rsid="005b7c70" officeooo:paragraph-rsid="005b7c70" style:font-weight-asian="normal" style:font-weight-complex="normal"/>
    </style:style>
    <style:style style:name="P138" style:family="paragraph" style:parent-style-name="Text_20_body">
      <style:text-properties fo:font-weight="normal" officeooo:rsid="007a3e53" officeooo:paragraph-rsid="007a3e53" style:font-weight-asian="normal" style:font-weight-complex="normal"/>
    </style:style>
    <style:style style:name="P139" style:family="paragraph" style:parent-style-name="Text_20_body" style:list-style-name="L34">
      <style:text-properties officeooo:paragraph-rsid="005c81b2"/>
    </style:style>
    <style:style style:name="P140" style:family="paragraph" style:parent-style-name="Text_20_body" style:list-style-name="L35">
      <style:text-properties officeooo:rsid="00628df3" officeooo:paragraph-rsid="00628df3"/>
    </style:style>
    <style:style style:name="P141" style:family="paragraph" style:parent-style-name="Text_20_body" style:list-style-name="L36" style:master-page-name="">
      <loext:graphic-properties draw:fill="none"/>
      <style:paragraph-properties fo:margin-left="0.25in" fo:margin-right="0in" fo:margin-top="0in" fo:margin-bottom="0in" style:contextual-spacing="false" fo:line-height="115%" fo:text-indent="-0.1252in" style:auto-text-indent="false" style:page-number="auto" fo:background-color="transparent">
        <style:tab-stops>
          <style:tab-stop style:position="-0.1043in"/>
        </style:tab-stops>
      </style:paragraph-properties>
      <style:text-properties officeooo:rsid="0065fe0d" officeooo:paragraph-rsid="0065fe0d"/>
    </style:style>
    <style:style style:name="P142" style:family="paragraph" style:parent-style-name="Text_20_body" style:list-style-name="L36">
      <loext:graphic-properties draw:fill="none"/>
      <style:paragraph-properties fo:margin-left="0.25in" fo:margin-right="0in" fo:margin-top="0in" fo:margin-bottom="0in" style:contextual-spacing="false" fo:line-height="115%" fo:text-indent="-0.1252in" style:auto-text-indent="false" fo:background-color="transparent">
        <style:tab-stops>
          <style:tab-stop style:position="-0.1043in"/>
        </style:tab-stops>
      </style:paragraph-properties>
      <style:text-properties officeooo:rsid="0065fe0d" officeooo:paragraph-rsid="0065fe0d"/>
    </style:style>
    <style:style style:name="P143" style:family="paragraph" style:parent-style-name="Text_20_body">
      <style:text-properties officeooo:rsid="006c2c18" officeooo:paragraph-rsid="006c2c18"/>
    </style:style>
    <style:style style:name="P144" style:family="paragraph" style:parent-style-name="Text_20_body" style:list-style-name="L38">
      <style:text-properties officeooo:rsid="006c2c18" officeooo:paragraph-rsid="006c2c18"/>
    </style:style>
    <style:style style:name="P145" style:family="paragraph" style:parent-style-name="Text_20_body" style:list-style-name="L39">
      <style:text-properties officeooo:paragraph-rsid="006c2c18"/>
    </style:style>
    <style:style style:name="P146" style:family="paragraph" style:parent-style-name="Text_20_body">
      <style:paragraph-properties fo:text-align="center" style:justify-single-word="false"/>
      <style:text-properties officeooo:rsid="006f5d65" officeooo:paragraph-rsid="006f5d65"/>
    </style:style>
    <style:style style:name="P147" style:family="paragraph" style:parent-style-name="Text_20_body">
      <style:text-properties fo:font-weight="bold" officeooo:rsid="007a3e53" officeooo:paragraph-rsid="007a3e53" style:font-weight-asian="bold" style:font-weight-complex="bold"/>
    </style:style>
    <style:style style:name="P148" style:family="paragraph" style:parent-style-name="Text_20_body" style:list-style-name="L42">
      <style:text-properties officeooo:rsid="007342fc" officeooo:paragraph-rsid="007342fc"/>
    </style:style>
    <style:style style:name="P149" style:family="paragraph" style:parent-style-name="Text_20_body">
      <style:text-properties officeooo:rsid="00752461" officeooo:paragraph-rsid="00752461"/>
    </style:style>
    <style:style style:name="P150" style:family="paragraph" style:parent-style-name="Text_20_body" style:list-style-name="L43">
      <style:text-properties officeooo:rsid="00752461" officeooo:paragraph-rsid="00752461"/>
    </style:style>
    <style:style style:name="P151" style:family="paragraph" style:parent-style-name="Text_20_body" style:list-style-name="L44">
      <style:text-properties officeooo:rsid="00752461" officeooo:paragraph-rsid="00752461"/>
    </style:style>
    <style:style style:name="P152" style:family="paragraph" style:parent-style-name="Text_20_body">
      <style:text-properties officeooo:rsid="0078e4a2" officeooo:paragraph-rsid="0078e4a2"/>
    </style:style>
    <style:style style:name="P153" style:family="paragraph" style:parent-style-name="Text_20_body" style:list-style-name="L45">
      <style:text-properties officeooo:rsid="0078e4a2" officeooo:paragraph-rsid="0078e4a2"/>
    </style:style>
    <style:style style:name="P154" style:family="paragraph" style:parent-style-name="Text_20_body">
      <style:text-properties officeooo:rsid="007a3e53" officeooo:paragraph-rsid="007a3e53"/>
    </style:style>
    <style:style style:name="P155" style:family="paragraph" style:parent-style-name="Text_20_body">
      <style:text-properties fo:font-size="14pt" officeooo:rsid="007a3e53" officeooo:paragraph-rsid="007a3e53"/>
    </style:style>
    <style:style style:name="P156" style:family="paragraph" style:parent-style-name="Text_20_body">
      <style:paragraph-properties fo:text-align="center" style:justify-single-word="false"/>
      <style:text-properties fo:font-size="12pt" fo:font-weight="normal" officeooo:rsid="007a3e53" officeooo:paragraph-rsid="007a3e53" style:font-weight-asian="normal" style:font-weight-complex="normal"/>
    </style:style>
    <style:style style:name="P157" style:family="paragraph" style:parent-style-name="Title">
      <style:paragraph-properties fo:margin-top="0in" fo:margin-bottom="0in" style:contextual-spacing="false" fo:text-align="start" style:justify-single-word="false"/>
      <style:text-properties style:font-name="Hack Nerd Font Mono" officeooo:paragraph-rsid="006a4b42" style:font-name-complex="Hack Nerd Font Mono"/>
    </style:style>
    <style:style style:name="P158" style:family="paragraph">
      <loext:graphic-properties draw:fill="none" draw:fill-color="#ffffff"/>
      <style:text-properties fo:font-weight="bold" style:font-weight-asian="bold" style:font-weight-complex="bold"/>
    </style:style>
    <style:style style:name="P159" style:family="paragraph">
      <style:paragraph-properties fo:text-align="center"/>
    </style:style>
    <style:style style:name="P160" style:family="paragraph">
      <style:paragraph-properties fo:text-align="start"/>
      <style:text-properties fo:font-weight="bold" style:font-weight-asian="bold" style:font-weight-complex="bold"/>
    </style:style>
    <style:style style:name="P161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62" style:family="paragraph">
      <style:paragraph-properties fo:text-align="center" style:writing-mode="lr-tb"/>
    </style:style>
    <style:style style:name="P163" style:family="paragraph">
      <style:paragraph-properties fo:margin-left="0in" fo:margin-right="0in" fo:text-align="center" fo:text-indent="0in"/>
      <style:text-properties fo:font-size="12pt" fo:font-weight="bold" style:font-weight-asian="bold" style:font-weight-complex="bold"/>
    </style:style>
    <style:style style:name="P164" style:family="paragraph">
      <loext:graphic-properties draw:fill-color="#ffffff"/>
      <style:paragraph-properties fo:margin-left="0in" fo:margin-right="0in" fo:text-align="center" fo:text-indent="0in" style:writing-mode="lr-tb"/>
      <style:text-properties fo:font-size="12pt" fo:font-weight="bold" style:font-weight-asian="bold" style:font-weight-complex="bold"/>
    </style:style>
    <style:style style:name="P16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Roman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1" style:font-size-asian="10.5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66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Roman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1" style:font-size-asian="10.5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67" style:family="paragraph">
      <loext:graphic-properties draw:fill-color="#ffffff"/>
      <style:paragraph-properties style:writing-mode="lr-tb"/>
    </style:style>
    <style:style style:name="P168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font-weight="bold" style:font-weight-asian="bold" style:font-weight-complex="bold" fo:hyphenate="false" loext:hyphenation-no-caps="false" loext:hyphenation-no-last-word="false"/>
    </style:style>
    <style:style style:name="P169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font-weight="bold" style:font-weight-asian="bold" style:font-weight-complex="bold" fo:hyphenate="false" loext:hyphenation-no-caps="false" loext:hyphenation-no-last-word="false"/>
    </style:style>
    <style:style style:name="P170" style:family="paragraph">
      <loext:graphic-properties draw:fill-color="#ffffff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font-weight="bold" style:font-weight-asian="bold" style:font-weight-complex="bold" fo:hyphenate="false" loext:hyphenation-no-caps="false" loext:hyphenation-no-last-word="false"/>
    </style:style>
    <style:style style:name="P17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font-weight="bold" style:font-weight-asian="bold" style:font-weight-complex="bold" fo:hyphenate="false" loext:hyphenation-no-caps="false" loext:hyphenation-no-last-word="false"/>
    </style:style>
    <style:style style:name="T1" style:family="text">
      <style:text-properties officeooo:rsid="001bef67"/>
    </style:style>
    <style:style style:name="T2" style:family="text">
      <style:text-properties officeooo:rsid="001d48a1"/>
    </style:style>
    <style:style style:name="T3" style:family="text">
      <style:text-properties officeooo:rsid="001e24cb"/>
    </style:style>
    <style:style style:name="T4" style:family="text">
      <style:text-properties officeooo:rsid="001f2925"/>
    </style:style>
    <style:style style:name="T5" style:family="text">
      <style:text-properties officeooo:rsid="002049ae"/>
    </style:style>
    <style:style style:name="T6" style:family="text">
      <style:text-properties officeooo:rsid="002080e8"/>
    </style:style>
    <style:style style:name="T7" style:family="text">
      <style:text-properties officeooo:rsid="00209b61"/>
    </style:style>
    <style:style style:name="T8" style:family="text">
      <style:text-properties fo:font-size="20pt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20pt" style:text-underline-style="solid" style:text-underline-width="auto" style:text-underline-color="font-color" fo:font-weight="bold" officeooo:rsid="002b7f00" style:font-weight-asian="bold" style:font-weight-complex="bold"/>
    </style:style>
    <style:style style:name="T10" style:family="text">
      <style:text-properties officeooo:rsid="00233b5b"/>
    </style:style>
    <style:style style:name="T11" style:family="text">
      <style:text-properties officeooo:rsid="00249815"/>
    </style:style>
    <style:style style:name="T12" style:family="text">
      <style:text-properties officeooo:rsid="00293651"/>
    </style:style>
    <style:style style:name="T13" style:family="text">
      <style:text-properties officeooo:rsid="002af264"/>
    </style:style>
    <style:style style:name="T14" style:family="text">
      <style:text-properties officeooo:rsid="002d85c4"/>
    </style:style>
    <style:style style:name="T15" style:family="text">
      <style:text-properties officeooo:rsid="002fffc4"/>
    </style:style>
    <style:style style:name="T16" style:family="text">
      <style:text-properties officeooo:rsid="0033c7e5"/>
    </style:style>
    <style:style style:name="T17" style:family="text">
      <style:text-properties officeooo:rsid="0035c5a9"/>
    </style:style>
    <style:style style:name="T18" style:family="text">
      <style:text-properties fo:color="#55308d" loext:opacity="100%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223312"/>
    </style:style>
    <style:style style:name="T21" style:family="text">
      <style:text-properties officeooo:rsid="0023dde4"/>
    </style:style>
    <style:style style:name="T22" style:family="text">
      <style:text-properties officeooo:rsid="003a8914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4f50a1" style:font-weight-asian="normal" style:font-weight-complex="normal"/>
    </style:style>
    <style:style style:name="T25" style:family="text">
      <style:text-properties fo:font-weight="normal" officeooo:rsid="002fffc4" style:font-weight-asian="normal" style:font-weight-complex="normal"/>
    </style:style>
    <style:style style:name="T26" style:family="text">
      <style:text-properties officeooo:rsid="004afcc0"/>
    </style:style>
    <style:style style:name="T27" style:family="text">
      <style:text-properties officeooo:rsid="004cf833"/>
    </style:style>
    <style:style style:name="T28" style:family="text">
      <style:text-properties officeooo:rsid="004e832f"/>
    </style:style>
    <style:style style:name="T29" style:family="text">
      <style:text-properties style:font-name="Hack Nerd Font Mono" fo:font-size="20pt"/>
    </style:style>
    <style:style style:name="T30" style:family="text">
      <style:text-properties officeooo:rsid="00525645"/>
    </style:style>
    <style:style style:name="T31" style:family="text">
      <style:text-properties officeooo:rsid="005564a9"/>
    </style:style>
    <style:style style:name="T32" style:family="text">
      <style:text-properties officeooo:rsid="005e5a83"/>
    </style:style>
    <style:style style:name="T33" style:family="text">
      <style:text-properties officeooo:rsid="006c2c18"/>
    </style:style>
    <style:style style:name="T34" style:family="text">
      <style:text-properties officeooo:rsid="006f5d65"/>
    </style:style>
    <style:style style:name="T35" style:family="text">
      <style:text-properties fo:font-size="15pt" fo:font-weight="bold" style:font-size-asian="13pt" style:font-weight-asian="bold" style:font-size-complex="15pt" style:font-weight-complex="bold"/>
    </style:style>
    <style:style style:name="T36" style:family="text">
      <style:text-properties fo:font-size="13pt" fo:font-weight="bold" style:font-size-asian="11pt" style:font-weight-asian="bold" style:font-size-complex="13pt" style:font-weight-complex="bold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Roman" fo:font-size="13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1" style:font-size-asian="11pt" style:language-asian="zh" style:country-asian="CN" style:font-style-asian="normal" style:font-weight-asian="bold" style:font-name-complex="FreeSans1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8" style:family="text">
      <style:text-properties fo:font-size="16pt" fo:font-weight="bold" style:font-size-asian="14pt" style:font-weight-asian="bold" style:font-size-complex="16pt" style:font-weight-complex="bold"/>
    </style:style>
    <style:style style:name="T39" style:family="text">
      <style:text-properties fo:font-size="16pt" fo:font-weight="normal" style:font-size-asian="14pt" style:font-weight-asian="normal" style:font-size-complex="16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Numbering_20_Symbols" loext:num-list-format="    %3%)" style:num-prefix="    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marker-end="Arrowheads_20_2" draw:fill="none" draw:fill-color="#ffffff" fo:min-height="1.00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Arrowheads_20_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4.3575in" fo:min-width="7.9898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802in" fo:min-width="2.3228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marker-end="Arrowheads_20_2" draw:textarea-horizontal-align="justify" draw:textarea-vertical-align="middle" draw:auto-grow-height="false" fo:min-height="1.2398in" fo:min-width="2.1457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2398in" fo:min-width="2.1457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ffff" draw:textarea-horizontal-align="justify" draw:textarea-vertical-align="middle" draw:auto-grow-height="false" fo:min-height="0.8752in" fo:min-width="2.1165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ffffff" draw:textarea-horizontal-align="justify" draw:textarea-vertical-align="top" draw:auto-grow-height="false" fo:min-height="2.0083in" fo:min-width="4.2917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ffffff" draw:textarea-horizontal-align="justify" draw:textarea-vertical-align="middle" draw:auto-grow-height="false" fo:min-height="2.7681in" fo:min-width="7.7335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138in" svg:stroke-color="#000000" draw:marker-start-width="0.1598in" draw:marker-end-width="0.1598in" draw:fill-color="#ffffff" draw:textarea-horizontal-align="justify" draw:textarea-vertical-align="top" draw:auto-grow-height="false" fo:min-height="0.428in" fo:min-width="2.3193in" fo:padding-top="0.0071in" fo:padding-bottom="0.0071in" fo:padding-left="0.0071in" fo:padding-right="0.007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0138in" svg:stroke-color="#000000" draw:marker-start-width="0.1598in" draw:marker-end-width="0.1598in" draw:fill-color="#ffffff" draw:textarea-horizontal-align="justify" draw:textarea-vertical-align="top" draw:auto-grow-height="false" fo:min-height="1.228in" fo:min-width="2.8445in" fo:padding-top="0.0071in" fo:padding-bottom="0.0071in" fo:padding-left="0.0071in" fo:padding-right="0.007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.0138in" svg:stroke-color="#000000" draw:marker-start-width="0.1598in" draw:marker-end-width="0.1598in" draw:fill-color="#ffffff" draw:textarea-horizontal-align="justify" draw:textarea-vertical-align="top" draw:auto-grow-height="false" fo:min-height="2.811in" fo:min-width="2.2445in" fo:padding-top="0.0071in" fo:padding-bottom="0.0071in" fo:padding-left="0.0071in" fo:padding-right="0.007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width="0.0138in" svg:stroke-color="#000000" draw:marker-start="Arrowheads_20_1" draw:marker-start-width="0.1598in" draw:marker-end="Arrowheads_20_1" draw:marker-end-width="0.1598in" draw:fill-color="#ffffff" draw:textarea-horizontal-align="justify" draw:textarea-vertical-align="top" draw:auto-grow-height="false" fo:min-height="0.4193in" fo:min-width="1.5028in" fo:padding-top="0.0071in" fo:padding-bottom="0.0071in" fo:padding-left="0.0071in" fo:padding-right="0.007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7">Marketing w handlu i usługach</text:p>
      <text:h text:style-name="P39" text:outline-level="1">Lekcja 1 (20/2/2024):</text:h>
      <text:p text:style-name="P1"/>
      <text:p text:style-name="P1">Prezentacja 15 slajdów. Literatura: Marketing usług - Payne Adrian <text:span text:style-name="T1">(199</text:span><text:span text:style-name="T3">3</text:span><text:span text:style-name="T1"> </text:span><text:span text:style-name="T3">rok</text:span><text:span text:style-name="T1">)</text:span></text:p>
      <text:p text:style-name="P1">Target marketing – <text:span text:style-name="T2">promowanie towarów/usług do grupy </text:span>celow<text:span text:style-name="T2">ej</text:span>, konretnych interesujący.</text:p>
      <text:p text:style-name="P1">Marketing generuje potrzeby, ale także <text:span text:style-name="T4">ich</text:span> zaspok<text:span text:style-name="T5">a</text:span>j<text:span text:style-name="T5">a</text:span>.</text:p>
      <text:h text:style-name="P39" text:outline-level="1">Lekcja <text:span text:style-name="T6">3. </text:span><text:span text:style-name="T7">Zasoby przedsiębiorstwa handlowego</text:span> (<text:span text:style-name="T6">5</text:span>/<text:span text:style-name="T6">3</text:span>/2024):</text:h>
      <text:h text:style-name="P44" text:outline-level="2">ERP System:</text:h>
      <text:list text:style-name="L6">
        <text:list-item>
          <text:p text:style-name="P85">FRM (Finance, Resource, Management)</text:p>
        </text:list-item>
        <text:list-item>
          <text:p text:style-name="P85">SCM (Supply Chain Management)</text:p>
        </text:list-item>
        <text:list-item>
          <text:p text:style-name="P85">HRM (Human Resource Management)</text:p>
        </text:list-item>
        <text:list-item>
          <text:p text:style-name="P85">CRM (Customer Relationship Management)</text:p>
        </text:list-item>
        <text:list-item>
          <text:p text:style-name="P85">MRP (Manafacturing Resource Planning)</text:p>
          <text:p text:style-name="P118"/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6">Zasoby ludziie↓</text:p>
          </table:table-cell>
          <table:table-cell table:style-name="Table1.C1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6">Zasoby finansowe →</text:p>
          </table:table-cell>
          <table:table-cell table:style-name="Table1.A2" office:value-type="string">
            <text:p text:style-name="P25"><text:span text:style-name="T10">P</text:span>rzedsiębiorstw<text:span text:style-name="T10">o</text:span> handlow<text:span text:style-name="T10">e</text:span></text:p>
          </table:table-cell>
          <table:table-cell table:style-name="Table1.C2" office:value-type="string">
            <text:p text:style-name="P27">← <text:s/>Zasoby niematerialne:</text:p>
            <text:list text:style-name="L1">
              <text:list-item>
                <text:p text:style-name="P73">Organizacja, </text:p>
              </text:list-item>
              <text:list-item>
                <text:p text:style-name="P73">Reputacja </text:p>
              </text:list-item>
              <text:list-item>
                <text:p text:style-name="P73">Marka</text:p>
              </text:list-item>
            </text:list>
          </table:table-cell>
        </table:table-row>
        <table:table-row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26"><text:span text:style-name="T11">↑</text:span>Zasoby rzeczowe:</text:p>
            <text:list text:style-name="L2">
              <text:list-item>
                <text:p text:style-name="P74">Baza materialo-techniczna</text:p>
              </text:list-item>
              <text:list-item>
                <text:p text:style-name="P74">Towary</text:p>
              </text:list-item>
            </text:list>
          </table:table-cell>
          <table:table-cell table:style-name="Table1.C2" office:value-type="string">
            <text:p text:style-name="P25"/>
          </table:table-cell>
        </table:table-row>
      </table:table>
      <text:h text:style-name="P44" text:outline-level="2" text:is-list-header="true">Zasoby niematerialne</text:h>
      <text:list text:style-name="L7">
        <text:list-item>
          <text:p text:style-name="P86">Kultura organizacyjna, tj. Normy, wartości i zachowania społeczne;</text:p>
        </text:list-item>
        <text:list-item>
          <text:p text:style-name="P86"><text:soft-page-break/>Wiedza i kompetencje pracowników;</text:p>
        </text:list-item>
        <text:list-item>
          <text:p text:style-name="P86">Wizerunek przedsiębiorstwa;</text:p>
        </text:list-item>
        <text:list-item>
          <text:p text:style-name="P86">Reputacja;</text:p>
        </text:list-item>
        <text:list-item>
          <text:p text:style-name="P86">Lojalni nabywcy;</text:p>
        </text:list-item>
      </text:list>
      <text:h text:style-name="P45" text:outline-level="2">Zintegrowany proces marketingu:</text:h>
      <text:p text:style-name="P4"><draw:custom-shape text:anchor-type="paragraph" draw:z-index="0" draw:name="Shape 1" draw:style-name="gr15" draw:text-style-name="P170" svg:width="2.2587in" svg:height="2.8252in" svg:x="-0.1126in" svg:y="0.078in"><text:p text:style-name="P171"><text:span text:style-name="T38"><text:s/></text:span><text:span text:style-name="T38">Marketing strategiczny</text:span></text:p><text:p text:style-name="P171"><text:span text:style-name="T38"><text:s/></text:span></text:p><text:p text:style-name="P171"><text:span text:style-name="T39"><text:s/></text:span><text:span text:style-name="T39">Analiza potrzeb</text:span></text:p><text:p text:style-name="P171"><text:span text:style-name="T39"><text:s/></text:span><text:span text:style-name="T39">Segmentacja rynku</text:span></text:p><text:p text:style-name="P171"><text:span text:style-name="T39"/></text:p><text:p text:style-name="P171"><text:span text:style-name="T39"><text:s/></text:span><text:span text:style-name="T39">Atrakcyjność</text:span></text:p><text:p text:style-name="P171"><text:span text:style-name="T39"><text:s/></text:span><text:span text:style-name="T39">Konkurentność</text:span></text:p><text:p text:style-name="P171"><text:span text:style-name="T39"/></text:p><text:p text:style-name="P171"><text:span text:style-name="T39"><text:s/></text:span><text:span text:style-name="T39">Popyt całkowity</text:span></text:p><text:p text:style-name="P171"><text:span text:style-name="T39"><text:s/></text:span><text:span text:style-name="T39">Prognoza sprzedaży</text:span></text:p><draw:enhanced-geometry svg:viewBox="0 0 21600 21600" draw:type="rectangle" draw:enhanced-path="M 0 0 L 21600 0 21600 21600 0 21600 0 0 Z N"/></draw:custom-shape><draw:custom-shape text:anchor-type="paragraph" draw:z-index="1" draw:name="Shape 2" draw:style-name="gr16" draw:text-style-name="P170" svg:width="1.5169in" svg:height="0.4335in" svg:x="3.4874in" svg:y="2.5862in"><text:p text:style-name="P171"><text:span text:style-name="T38"><text:s text:c="2"/></text:span><text:span text:style-name="T38">Sprzedaż</text:span></text:p><draw:enhanced-geometry svg:viewBox="0 0 21600 21600" draw:type="rectangle" draw:enhanced-path="M 0 0 L 21600 0 21600 21600 0 21600 0 0 Z N"/></draw:custom-shape><draw:line text:anchor-type="paragraph" draw:z-index="2" draw:name="Line 1" draw:style-name="gr12" draw:text-style-name="P159" svg:x1="2.1457in" svg:y1="2.7445in" svg:x2="3.4874in" svg:y2="2.7528in"><text:p/></draw:line><draw:custom-shape text:anchor-type="paragraph" draw:z-index="3" draw:name="Shape 3" draw:style-name="gr15" draw:text-style-name="P170" svg:width="2.2587in" svg:height="2.8252in" svg:x="5.6374in" svg:y="0.111in"><text:p text:style-name="P171"><text:span text:style-name="T38"><text:s/></text:span><text:span text:style-name="T38">Marketing operacyjny</text:span></text:p><text:p text:style-name="P171"><text:span text:style-name="T38"><text:s/></text:span></text:p><text:p text:style-name="P171"><text:span text:style-name="T39"><text:s/></text:span><text:span text:style-name="T39">Rynek/segment </text:span></text:p><text:p text:style-name="P171"><text:span text:style-name="T39"><text:s/></text:span><text:span text:style-name="T39">docelowy</text:span></text:p><text:p text:style-name="P171"><text:span text:style-name="T39"/></text:p><text:p text:style-name="P171"><text:span text:style-name="T39"><text:s/></text:span><text:span text:style-name="T39">Marketing-mix</text:span></text:p><text:p text:style-name="P171"><text:span text:style-name="T39"><text:s/></text:span><text:span text:style-name="T39">Budżet</text:span></text:p><text:p text:style-name="P171"><text:span text:style-name="T39"/></text:p><text:p text:style-name="P171"><text:span text:style-name="T39"><text:s/></text:span><text:span text:style-name="T39">Cele dotyczące</text:span></text:p><text:p text:style-name="P171"><text:span text:style-name="T39"><text:s/></text:span><text:span text:style-name="T39">Udziału w rynku</text:span></text:p><draw:enhanced-geometry svg:viewBox="0 0 21600 21600" draw:type="rectangle" draw:enhanced-path="M 0 0 L 21600 0 21600 21600 0 21600 0 0 Z N"/></draw:custom-shape><draw:line text:anchor-type="paragraph" draw:z-index="4" draw:name="Line 2" draw:style-name="gr12" draw:text-style-name="P159" svg:x1="5.6378in" svg:y1="2.861in" svg:x2="5.0043in" svg:y2="2.8445in"><text:p/></draw:line><draw:custom-shape text:anchor-type="paragraph" draw:z-index="5" draw:name="Shape 4" draw:style-name="gr14" draw:text-style-name="P170" svg:width="2.8587in" svg:height="1.2421in" svg:x="2.8457in" svg:y="3.3945in"><text:p text:style-name="P171"><text:span text:style-name="T38"><text:s/></text:span><text:span text:style-name="T38">Program marketungowy</text:span></text:p><text:p text:style-name="P171"><text:span text:style-name="T38"><text:s/></text:span></text:p><text:p text:style-name="P171"><text:span text:style-name="T39"><text:s/></text:span><text:span text:style-name="T39">(Produkt, dystrybucja, cena, </text:span></text:p><text:p text:style-name="P171"><text:span text:style-name="T39"><text:s/></text:span><text:span text:style-name="T39">promocja</text:span></text:p><draw:enhanced-geometry svg:viewBox="0 0 21600 21600" draw:type="rectangle" draw:enhanced-path="M 0 0 L 21600 0 21600 21600 0 21600 0 0 Z N"/></draw:custom-shape><draw:custom-shape text:anchor-type="paragraph" draw:z-index="6" draw:name="Shape 5" draw:style-name="gr13" draw:text-style-name="P170" svg:width="2.3335in" svg:height="0.4421in" svg:x="0.5209in" svg:y="5.161in"><text:p text:style-name="P171"><text:span text:style-name="T38"><text:s/></text:span><text:span text:style-name="T38">Prychody ze sprzedaży</text:span></text:p><draw:enhanced-geometry svg:viewBox="0 0 21600 21600" draw:type="rectangle" draw:enhanced-path="M 0 0 L 21600 0 21600 21600 0 21600 0 0 Z N"/></draw:custom-shape><draw:custom-shape text:anchor-type="paragraph" draw:z-index="7" draw:name="Shape 6" draw:style-name="gr13" draw:text-style-name="P170" svg:width="2.3335in" svg:height="0.4421in" svg:x="2.7126in" svg:y="5.8945in"><text:p text:style-name="P168"><text:span text:style-name="T38">Zysk brutto</text:span></text:p><draw:enhanced-geometry svg:viewBox="0 0 21600 21600" draw:type="rectangle" draw:enhanced-path="M 0 0 L 21600 0 21600 21600 0 21600 0 0 Z N"/></draw:custom-shape><draw:custom-shape text:anchor-type="paragraph" draw:z-index="8" draw:name="Shape 7" draw:style-name="gr13" draw:text-style-name="P169" svg:width="2.3335in" svg:height="0.4421in" svg:x="4.7543in" svg:y="5.128in"><text:p text:style-name="P168"><text:span text:style-name="T38">Nakłady na marketing</text:span></text:p><draw:enhanced-geometry svg:viewBox="0 0 21600 21600" draw:type="rectangle" draw:enhanced-path="M 0 0 L 21600 0 21600 21600 0 21600 0 0 Z N"/></draw:custom-shape><draw:line text:anchor-type="paragraph" draw:z-index="9" draw:name="Line 3" draw:style-name="gr11" draw:text-style-name="P159" svg:x1="4.0543in" svg:y1="3.0193in" svg:x2="4.0626in" svg:y2="3.3945in"><text:p/></draw:line><draw:line text:anchor-type="paragraph" draw:z-index="10" draw:name="Line 4" draw:style-name="gr12" draw:text-style-name="P159" svg:x1="2.8461in" svg:y1="4.161in" svg:x2="1.8043in" svg:y2="5.161in"><text:p/></draw:line><draw:line text:anchor-type="paragraph" draw:z-index="11" draw:name="Line 5" draw:style-name="gr12" draw:text-style-name="P159" svg:x1="1.7791in" svg:y1="5.6028in" svg:x2="2.6709in" svg:y2="6.1028in"><text:p/></draw:line><draw:line text:anchor-type="paragraph" draw:z-index="12" draw:name="Line 6" draw:style-name="gr10" draw:text-style-name="P159" svg:x1="5.0874in" svg:y1="6.1858in" svg:x2="5.8791in" svg:y2="5.5693in"><text:p/></draw:line><draw:line text:anchor-type="paragraph" draw:z-index="13" draw:name="Line 7" draw:style-name="gr12" draw:text-style-name="P159" svg:x1="5.7043in" svg:y1="4.061in" svg:x2="6.3126in" svg:y2="5.1276in"><text:p/></draw:line><draw:line text:anchor-type="paragraph" draw:z-index="14" draw:name="Line 8" draw:style-name="gr11" draw:text-style-name="P159" svg:x1="4.6291in" svg:y1="6.378in" svg:x2="4.5874in" svg:y2="6.6945in"><text:p/></draw:line><draw:line text:anchor-type="paragraph" draw:z-index="15" draw:name="Line 9" draw:style-name="gr11" draw:text-style-name="P159" svg:x1="4.5874in" svg:y1="6.6945in" svg:x2="7.8126in" svg:y2="6.628in"><text:p/></draw:line><draw:line text:anchor-type="paragraph" draw:z-index="16" draw:name="Line 10" draw:style-name="gr11" draw:text-style-name="P159" svg:x1="7.7291in" svg:y1="3.4945in" svg:x2="7.8126in" svg:y2="6.628in"><text:p/></draw:line><draw:line text:anchor-type="paragraph" draw:z-index="17" draw:name="Line 11" draw:style-name="gr10" draw:text-style-name="P159" svg:x1="5.7043in" svg:y1="3.678in" svg:x2="7.7295in" svg:y2="3.4945in"><text:p/></draw:line></text:p>
      <text:h text:style-name="P46" text:outline-level="2">Otoczenie marketungowe przedsiębiorstw handlowych</text:h>
      <text:p text:style-name="P4"><draw:custom-shape text:anchor-type="paragraph" draw:z-index="18" draw:name="Shape 8" draw:style-name="gr9" draw:text-style-name="P167" svg:width="7.7335in" svg:height="2.7685in" svg:x="-0.048in" svg:y="0.0736in"><text:p><text:span text:style-name="T35">Czynniki ekonomiczne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Czynniki demograficzne</text:span></text:p><text:p/><text:p/><text:p/><text:p/><text:p><text:span text:style-name="T36"/></text:p><text:p><text:span text:style-name="T36"><text:s/></text:span><text:span text:style-name="T36">Czynniki 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 <text:s text:c="6"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Czynniki </text:span></text:p><text:p><text:span text:style-name="T36"><text:s/></text:span><text:span text:style-name="T36">polityczno-prawne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 <text:s text:c="2"/>spoleczno-kulturowe</text:span></text:p><text:p/><text:p/><text:p/><text:p/><text:p><text:span text:style-name="T35">Czynniki naturalne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Czynniki technologiczne</text:span></text:p><draw:enhanced-geometry svg:viewBox="0 0 21600 21600" draw:type="rectangle" draw:enhanced-path="M 0 0 L 21600 0 21600 21600 0 21600 0 0 Z N"/></draw:custom-shape></text:p>
      <text:p text:style-name="P4"/>
      <text:p text:style-name="P4"><draw:custom-shape text:anchor-type="paragraph" draw:z-index="19" draw:name="Shape 9" draw:style-name="gr8" draw:text-style-name="P166" svg:width="4.2921in" svg:height="2.0087in" svg:x="1.5854in" svg:y="-0.1965in"><text:p text:style-name="P165"><text:span text:style-name="T37">Konturenci</text:span></text:p><text:p text:style-name="P165"><text:span text:style-name="T37"/></text:p><text:p text:style-name="P165"><text:span text:style-name="T37"/></text:p><text:p text:style-name="P165"><text:span text:style-name="T37"/></text:p><text:p text:style-name="P165"><text:span text:style-name="T37">Dostawcy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Nabywcy</text:span></text:p><text:p text:style-name="P165"><text:span text:style-name="T37"/></text:p><text:p text:style-name="P165"><text:span text:style-name="T37"/></text:p><text:p text:style-name="P165"><text:span text:style-name="T37"/></text:p><text:p text:style-name="P165"><text:span text:style-name="T37">Pośrednicy</text:span></text:p><draw:enhanced-geometry svg:viewBox="0 0 21600 21600" draw:type="rectangle" draw:enhanced-path="M 0 0 L 21600 0 21600 21600 0 21600 0 0 Z N"/></draw:custom-shape></text:p>
      <text:p text:style-name="P4"/>
      <text:p text:style-name="P4"><draw:custom-shape text:anchor-type="paragraph" draw:z-index="20" draw:name="Shape 10" draw:style-name="gr7" draw:text-style-name="P164" svg:width="2.1169in" svg:height="0.8752in" svg:x="2.7272in" svg:y="-0.2772in"><text:p text:style-name="P163"><text:span text:style-name="T36">Przedsiębiorstwa </text:span></text:p><text:p text:style-name="P163"><text:span text:style-name="T36">handlowe</text:span>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2"/>
      <text:h text:style-name="P45" text:outline-level="2">Wśród czynników przedądzających o wyborze dostawcy przedsiębioswo bierze pod uwagę m.in.:</text:h>
      <text:list text:style-name="L8">
        <text:list-item>
          <text:p text:style-name="P87">Niezawodność dostaw;</text:p>
        </text:list-item>
        <text:list-item>
          <text:p text:style-name="P88">Oferowane ceny (z uwzględnieniem rabatów)</text:p>
        </text:list-item>
        <text:list-item>
          <text:p text:style-name="P88"><text:span text:style-name="T12">D</text:span>ogodne terminy dostaw</text:p>
        </text:list-item>
        <text:list-item>
          <text:p text:style-name="P88">Poziom oferowanych usług</text:p>
        </text:list-item>
      </text:list>
      <text:h text:style-name="P47" text:outline-level="2">Przyczyny wzrostu przewagi detalistów nad dostawcami:</text:h>
      <text:p text:style-name="P5">… <text:span text:style-name="T13">(таблица в фб чате)</text:span></text:p>
      <text:h text:style-name="P44" text:outline-level="2">Przy ksztaltowaniu wnętrza sklepu <text:span text:style-name="T23">należy uwzględnić strefy powierzchni, które mają różne znaczenie dla kształtowania obrotów i dochodu brutto.</text:span></text:h>
      <text:p text:style-name="P29">Do stref o najwyższym znaczeniu należą:</text:p>
      <text:list text:style-name="L9">
        <text:list-item>
          <text:p text:style-name="P89">drogi główne między regałami w sklepie;</text:p>
        </text:list-item>
        <text:list-item>
          <text:p text:style-name="P89">powierzchnie sprzedaży leżące po prawej stronie klienta;</text:p>
        </text:list-item>
        <text:list-item>
          <text:p text:style-name="P89">powierzchnie sprzedaży, które klient ogarnia od razu wzrokiem;</text:p>
        </text:list-item>
        <text:list-item>
          <text:p text:style-name="P89">skrzyżowania dróg między regałami;</text:p>
        </text:list-item>
        <text:list-item>
          <text:p text:style-name="P89">obszary wokół kas;</text:p>
        </text:list-item>
        <text:list-item>
          <text:p text:style-name="P89">strefy wokół schodów, wind itp</text:p>
        </text:list-item>
      </text:list>
      <text:p text:style-name="P6"><text:soft-page-break/><text:span text:style-name="T8">Do stref o naj</text:span><text:span text:style-name="T9">mniejszym</text:span><text:span text:style-name="T8"> znaczeniu należą:</text:span></text:p>
      <text:list text:style-name="L10">
        <text:list-item>
          <text:p text:style-name="P132">drogi boczne sklepu;</text:p>
        </text:list-item>
        <text:list-item>
          <text:p text:style-name="P132">powierzchnie sprzedaży leżące po lewej stronie klienta;</text:p>
        </text:list-item>
        <text:list-item>
          <text:p text:style-name="P132">obszary za kasami;</text:p>
        </text:list-item>
        <text:list-item>
          <text:p text:style-name="P132">wyższe i niższe piętral</text:p>
        </text:list-item>
        <text:list-item>
          <text:p text:style-name="P132">obszary przy wejściu;</text:p>
        </text:list-item>
        <text:list-item>
          <text:p text:style-name="P132">zaułki sklepu;</text:p>
        </text:list-item>
      </text:list>
      <text:h text:style-name="P48" text:outline-level="2">Postawowe zasady rozmieszczania towarów:</text:h>
      <text:p text:style-name="P3">Już na etapie tworzenia sklepu należy odpowiedzieć sobie na następujące pytania:</text:p>
      <text:list text:style-name="L11">
        <text:list-item>
          <text:p text:style-name="P90">Gdzie i jak umiejscowione zostaną poszeczególne stoiska sklepu?</text:p>
        </text:list-item>
        <text:list-item>
          <text:p text:style-name="P90">Gdzie ustrawione będą zamrażarki i łodówki?</text:p>
        </text:list-item>
      </text:list>
      <text:h text:style-name="P44" text:outline-level="2">Wlasciwosci produktów <text:span text:style-name="T14">wpływające na ich rozmeszczenie w sklepu: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">Wlasciwosci produktów decydujace o</text:p>
            <text:p text:style-name="P28">ich rozmieszczeniu wzdluz glownych</text:p>
            <text:p text:style-name="P28">dróg klienta</text:p>
          </table:table-cell>
          <table:table-cell table:style-name="Table3.B1" office:value-type="string">
            <text:p text:style-name="P28">Wlasciwosci produktów decydujace o</text:p>
            <text:p text:style-name="P28">ich rozmieszezeniu poza glównymi</text:p>
            <text:p text:style-name="P28">drogami klienta</text:p>
          </table:table-cell>
        </table:table-row>
        <table:table-row>
          <table:table-cell table:style-name="Table3.A2" office:value-type="string">
            <text:p text:style-name="P28">•produkty o charakterze pobudzajacym do zakupu: impulsowe,</text:p>
            <text:p text:style-name="P28">innowacje, promocyjne;</text:p>
            <text:p text:style-name="P28">•o niewielkiej wartosci;</text:p>
            <text:p text:style-name="P28">•nie stwarzajace problemów, o krótkim czasie zakupów;</text:p>
            <text:p text:style-name="P28">•nie wymagajace duzej powierzchnit</text:p>
            <text:p text:style-name="P28">sprzedazy;</text:p>
            <text:p text:style-name="P28">•produkty o charakterze <text:soft-page-break/>masowego</text:p>
            <text:p text:style-name="P28">zapotrzebowania.</text:p>
          </table:table-cell>
          <table:table-cell table:style-name="Table3.B2" office:value-type="string">
            <text:p text:style-name="P28">•produkty o charakterze pobudzajacym do zakupu: impulsowe,</text:p>
            <text:p text:style-name="P28">innowacje, promocyjne;</text:p>
            <text:p text:style-name="P28">•o niewielkiej wartosci;</text:p>
            <text:p text:style-name="P28">•nie stwarzajace problemów, o krótkim czasie zakupów;</text:p>
            <text:p text:style-name="P28">•nie wymagajace duzej powierzchnit</text:p>
            <text:p text:style-name="P28">sprzedazy;</text:p>
            <text:p text:style-name="P28">•produkty o charakterze <text:soft-page-break/>masowego</text:p>
            <text:p text:style-name="P28">zapotrzebowania.</text:p>
            <text:p text:style-name="P28">•produkty, których trzeba szukac, o</text:p>
            <text:p text:style-name="P28">wysokiej atrakcyjnosci oferty i</text:p>
            <text:p text:style-name="P28">wysokim zapotrzebowaniu na nie;</text:p>
            <text:p text:style-name="P28">•wysokowartosciowe;</text:p>
            <text:p text:style-name="P28">•problematyezne, o dugim czasie</text:p>
            <text:p text:style-name="P28">zakupów;</text:p>
            <text:p text:style-name="P28">•wymagajace duzej powierzchni</text:p>
            <text:p text:style-name="P28">sprzedazy;</text:p>
            <text:p text:style-name="P28">•produkty pokrywajace</text:p>
            <text:p text:style-name="P28">zapotrzebowanie <text:span text:style-name="T14">s</text:span>pecjalne</text:p>
          </table:table-cell>
        </table:table-row>
      </table:table>
      <text:h text:style-name="P44" text:outline-level="2">Eksponujac towary na regalach poziomych nalezy</text:h>
      <text:h text:style-name="P44" text:outline-level="2" text:is-list-header="true">przestrzegac nastepujacych zasad:</text:h>
      <text:list text:style-name="L12">
        <text:list-item>
          <text:p text:style-name="P91">﻿﻿na górnych pótkach powinny znajdowac sie artykuly o wysokiej wartosci, z dobra marza oraz takie, których obrót powinien zostac zwickszony;</text:p>
        </text:list-item>
        <text:list-item>
          <text:p text:style-name="P91">na nizzych pólkach moga zostac umieszczone artykuly o nizszej wartosci, artykuly o niskiej marzy, artykuly przyciagajace klientów oraz te, które klient musi kupic. Moga to byc równiez artykuly ciezkie, zajmujace duzo mieisca oraz artykuly o charakterystycznym opakowaniu.</text:p>
        </text:list-item>
      </text:list>
      <text:p text:style-name="P7"><text:span text:style-name="T15">Towary: </text:span><text:span text:style-name="T25">4P (</text:span><text:span text:style-name="T23">Place, Price, Product, Promotion</text:span><text:span text:style-name="T25">)</text:span></text:p>
      <text:p text:style-name="P7"><text:span text:style-name="T15">Usługi: </text:span><text:span text:style-name="T25">7P (4P + </text:span><text:span text:style-name="T23">People, Process, Physical</text:span><text:span text:style-name="T25">)</text:span></text:p>
      <text:h text:style-name="P49" text:outline-level="2">Cechy usług dostrzegane przez usługobiorce</text:h>
      <text:list text:style-name="L13">
        <text:list-item>
          <text:p text:style-name="P92">Nabywca usług jest zazwuczaj obceny w trancie jej świadczenia</text:p>
        </text:list-item>
        <text:list-item>
          <text:p text:style-name="P93">Usługa powinna być oznakowana</text:p>
        </text:list-item>
        <text:list-item>
          <text:p text:style-name="P93"><text:soft-page-break/>Eksponowanie wyniernych kirzyści przy usłudze niematerialnej (trudnej)</text:p>
        </text:list-item>
        <text:list-item>
          <text:p text:style-name="P93">Klient współtworzy usługę i należy rozważyć jego aktywność lub bierność</text:p>
        </text:list-item>
        <text:list-item>
          <text:p text:style-name="P94">To co klient kupije formułuje jefo profil</text:p>
        </text:list-item>
        <text:list-item>
          <text:p text:style-name="P94">Klienta cechuje niewiedza</text:p>
        </text:list-item>
      </text:list>
      <text:h text:style-name="P52" text:outline-level="2">Cechy usług wynikające ze specyfiku cyklu obsługi</text:h>
      <text:list text:style-name="L14">
        <text:list-item>
          <text:p text:style-name="P95">Usług się nie produkuje ale świadczy</text:p>
        </text:list-item>
        <text:list-item>
          <text:p text:style-name="P96">Usługa to kontakt miedzy I d a ub czylu akt usługowego świadczenia </text:p>
        </text:list-item>
        <text:list-item>
          <text:p text:style-name="P96">Zamiast proces to CLAN</text:p>
        </text:list-item>
        <text:list-item>
          <text:p text:style-name="P96">Sytuacjonizm usługi</text:p>
        </text:list-item>
        <text:list-item>
          <text:p text:style-name="P97">Występują rytmy realizachune</text:p>
        </text:list-item>
        <text:list-item>
          <text:p text:style-name="P97">Cykl dobowy w hotelu i np. Kszatcenie 2 semestrach</text:p>
        </text:list-item>
        <text:list-item>
          <text:p text:style-name="P97">Restauracja lunch, obiad, kolacja</text:p>
        </text:list-item>
        <text:list-item>
          <text:p text:style-name="P98">W usługach profeskonaluch wynik usłui zostaje odłożony w czasie Skupienie się klienta na przyszłych korzyściach</text:p>
        </text:list-item>
        <text:list-item>
          <text:p text:style-name="P98">Zakończenie usługi nie kończy cykłu życia obsługi:</text:p>
        </text:list-item>
        <text:list-item>
          <text:p text:style-name="P98">Cena – jakośc – trałość jest motywem do kupowania następnej usługi</text:p>
        </text:list-item>
      </text:list>
      <text:h text:style-name="P53" text:outline-level="2">Cechy usług <text:span text:style-name="T16">ujawniające się od zależnie od warunkóœ organizacyjnych – materialnych – technicznych</text:span></text:h>
      <text:list xml:id="list756359708" text:style-name="L15">
        <text:list-item>
          <text:p text:style-name="P134">4 sposoby świadczenia usług</text:p>
        </text:list-item>
        <text:list-item>
          <text:p text:style-name="P99">Wykonanie usługi w miejscu prowadzenia działalności gospodarczej</text:p>
        </text:list-item>
        <text:list-item>
          <text:p text:style-name="P99">Usługa świadczona w miejscu zamieszkania</text:p>
        </text:list-item>
        <text:list-item>
          <text:p text:style-name="P99">Usługa wykonywana w innym miejscu </text:p>
        </text:list-item>
        <text:list-item>
          <text:p text:style-name="P99">Usługa mobilna wykonywana w trakcie przemieszczania się </text:p>
        </text:list-item>
        <text:list-item>
          <text:p text:style-name="P100">Wystęouje tzw. OPTIMUM REALIZACYJNE</text:p>
        </text:list-item>
      </text:list>
      <text:h text:style-name="P54" text:outline-level="2">CYKL AKTYWNOSCI NABYWCY- CLAN</text:h>
      <text:list xml:id="list105743846539185" text:continue-numbering="true" text:style-name="L15">
        <text:list-item>
          <text:p text:style-name="P101">Model składowe modelu, relacja usługowawystępuje jako spoiwo następuje</text:p>
        </text:list-item>
        <text:list-item>
          <text:p text:style-name="P101"><text:soft-page-break/>Konkretyzacja czyli faza nabywania usługi</text:p>
        </text:list-item>
        <text:list-item>
          <text:p text:style-name="P102">Poziom jakości świadczenia faza realizacji dotrzymanie zobowiązań realizacja i istoczenie czyli usługowe świadczenie zgodne z omówieniami wstępnymi</text:p>
        </text:list-item>
        <text:list-item>
          <text:p text:style-name="P103"><text:span text:style-name="T17">Momenty prawdy</text:span><text:span text:style-name="T16"> </text:span></text:p>
          <text:list>
            <text:list-item>
              <text:p text:style-name="P104">Koncentrują się wokół 3 zakresów:</text:p>
              <text:list>
                <text:list-item>
                  <text:p text:style-name="P104">Wymiernie doświadczanie korzyści</text:p>
                </text:list-item>
                <text:list-item>
                  <text:p text:style-name="P104">Utrzymania i zapewnienie zadeklarowanego poziomu jakości świadczenia</text:p>
                </text:list-item>
                <text:list-item>
                  <text:p text:style-name="P104">Wiarygodność</text:p>
                </text:list-item>
              </text:list>
            </text:list-item>
            <text:list-item>
              <text:p text:style-name="P104">Kryterium prawdy to szczelina w którejwszystko może się wydarzyć</text:p>
            </text:list-item>
            <text:list-item>
              <text:p text:style-name="P104">Dwa wyniki jeden kontynuacja drugi</text:p>
            </text:list-item>
            <text:list-item>
              <text:p text:style-name="P104">Potępiające firmę odrzucenie</text:p>
            </text:list-item>
          </text:list>
        </text:list-item>
      </text:list>
      <text:h text:style-name="P41" text:outline-level="1">Marketing relacyjny. <text:span text:style-name="T22">Kontakt posprzedażny z klientem.</text:span></text:h>
      <text:p text:style-name="P23">Najczęstszym błędem, popełnianym </text:p>
      <text:p text:style-name="P23"><text:span text:style-name="T19">Wskaznuk Zadowoleni Klienta (en. CSI)</text:span> jest wynikiem analizy poziomu zadowolenia klientów w odniesieniu do wybranych cech produktu, istotnych z ich punktu widzenia.</text:p>
      <text:p text:style-name="P8">Personalizacja kontaktu jest potrzebna do dobrego traktowanego klientu.</text:p>
      <text:p text:style-name="P9">Każdy konsument chce być traktowany wyjątkowo, dlatego dobrze postrzegana przez nich jest personalizacja kontaktu, oznacza to np. </text:p>
      <text:list text:style-name="L16">
        <text:list-item>
          <text:p text:style-name="P119">wartościowe niespodzianki dla kluczowych klientów, </text:p>
        </text:list-item>
        <text:list-item>
          <text:p text:style-name="P119">indywidualnie składane życzenia przy okazji ogólnie obchodzonych wydarzeń, </text:p>
        </text:list-item>
        <text:list-item>
          <text:p text:style-name="P119">zaproszenia na mityngi i eventy, a nawet pamięć o urodzinach i imieninach.</text:p>
        </text:list-item>
      </text:list>
      <text:p text:style-name="P9"/>
      <text:h text:style-name="P44" text:outline-level="2">Marketing Relacyjny</text:h>
      <text:p text:style-name="P10">Marketing Relacyjny (ang. Relationship marketing) zwany jest inaczej marketingiem partnerskim. Jest to szczególny rodzaj marketingu, który staje się coraz bardziej popularny wśród firm usługowych – jego <text:span text:style-name="T19">głównym zadaniem jest utrzymanie już istniejących klientów poprzez zrozumienie i zaspokojenie ich potrzeb</text:span>. Kluczową rolę odgrywa tutaj <text:span text:style-name="T19">podejście indywidualne do każdego klienta</text:span>, ponieważ właśnie wtedy najłatwiej jest zaprojektować ofertę spełniającą konkretne oczekiwania.</text:p>
      <text:list text:style-name="L17">
        <text:list-header>
          <text:p text:style-name="P120"/>
        </text:list-header>
        <text:list-item>
          <text:p text:style-name="P121"><text:span text:style-name="T19">Identyfikacja</text:span> związana jest z poznawaniem i wręcz uczeniem się konsumenta w celu nawiązania dialogu</text:p>
        </text:list-item>
        <text:list-item>
          <text:p text:style-name="P121"><text:span text:style-name="T19">Indywidualizacja </text:span>dotyczy przystosowania oferty przedsiębiorstwa do niepowtarzalnych potrzeb indywidualnego konsumenta</text:p>
        </text:list-item>
        <text:list-item>
          <text:p text:style-name="P121"><text:soft-page-break/>Celem <text:span text:style-name="T19">interakcji </text:span>jest zapoczątkowanie dialogu i zrozumienia zmieniających się potrzeb i pogłębiania procesu uczenia konsumenta, </text:p>
        </text:list-item>
        <text:list-item>
          <text:p text:style-name="P121"><text:span text:style-name="T19">Integracja </text:span>relacji i wiedzy wewnątrz organizacji powinna zapewniać jej spójność i koordynację wewnętrzną działań. </text:p>
        </text:list-item>
        <text:list-item>
          <text:p text:style-name="P121"><text:span text:style-name="T19">Uczciwość relacji (integrity)</text:span> związana jest z uzyskiwaniem zaufania, poczucia prywatności i lojalności konsumenta wobec firmy oraz firmy wobec konsumenta</text:p>
        </text:list-item>
      </text:list>
      <text:p text:style-name="P11">Bezpośrednią przyczyną rozwoju marketingu relacujnego były określone wymuszenia spowodowane zmieniającum otoczeniem rynkowym. Do najważniejszych zaliczyć można:</text:p>
      <text:list text:style-name="L18">
        <text:list-item>
          <text:p text:style-name="P122">Obniżenie się poziomu lojalności klientów</text:p>
        </text:list-item>
        <text:list-item>
          <text:p text:style-name="P122">Redukcja kosztów i spadek jakości obsługi klienta</text:p>
        </text:list-item>
        <text:list-item>
          <text:p text:style-name="P122">Silna władza ekoomiczna odbiorców w kanałach dystrybucji</text:p>
        </text:list-item>
        <text:list-item>
          <text:p text:style-name="P122">Nowe kanały dystrybucji i komunikacji</text:p>
        </text:list-item>
      </text:list>
      <text:p text:style-name="P12">Szczególna rolę w marketingu relacyjnym odgruwa zintegrowana komunikacja. Jest ona rozumiana jako porozumienie i budowanie dialogu i wza…</text:p>
      <text:p text:style-name="P12"/>
      <text:p text:style-name="P12">Podstawowymi elementami marketingowego zarządzania relacyjnego z klientem jest: </text:p>
      <text:list text:style-name="L19">
        <text:list-item>
          <text:p text:style-name="P123">elastyczne i spójne wykorzystywanie różnorodnych kanałów komunikacji i dystrybucji w sposób optymalny</text:p>
        </text:list-item>
        <text:list-item>
          <text:p text:style-name="P123">budowa centralnych baz danych o klientach</text:p>
        </text:list-item>
        <text:list-item>
          <text:p text:style-name="P123">opracowanie systemu gromadzenia danych, klasyfikacji i archiwizacji dokumentów dotyczących relacji z klientami.</text:p>
        </text:list-item>
      </text:list>
      <text:h text:style-name="P40" text:outline-level="1">Handel</text:h>
      <text:p text:style-name="P13">Handel w szerokim ujęciu funkcjonalnym bywa rozumiany jako <text:span text:style-name="T19">wymiana wszelkich dóbr między podmiotami gospodarczymi. </text:span><text:span text:style-name="T23">W węższym ujęciu jest traktowany jako wymiana dóbr materialnych, zakup i sprzedaż, czyli operacje handlowe wykonywane przez przedsiębiorstwa.</text:span></text:p>
      <text:p text:style-name="P14"><text:span text:style-name="T23"/></text:p>
      <text:p text:style-name="P22">Włączenie firm handlowych jako pośredników do procesu dystrybucji dostarcza producentom następujących korzyści </text:p>
      <text:list text:style-name="L20">
        <text:list-item>
          <text:p text:style-name="P105">zwiększa zakres penetracji rynku i tym samym umożliwis większą sprzedaż</text:p>
        </text:list-item>
        <text:list-item>
          <text:p text:style-name="P105">ulatwia ekspansję producenta bądź importera dostawcy na nowe rynki</text:p>
        </text:list-item>
        <text:list-item>
          <text:p text:style-name="P105">redukuje ogólną liczbę transakcji z ostatecznymi nabywcami, co ma wpływ na obniżenie kosztów dystrybucji</text:p>
        </text:list-item>
        <text:list-item>
          <text:p text:style-name="P105">zmniejsza całkowite ryzyko sprzedaży o część przeniesioną n kolejne ogniwo dystrybucji</text:p>
        </text:list-item>
      </text:list>
      <text:p text:style-name="P1"/>
      <text:p text:style-name="P15"><text:span text:style-name="T19">W teorii funkcji handlu Z. Zakrzewskiego </text:span>występuje założenie, że zbiory dóbr składających się na ofertę rynkową sfery produkcji nie pokrywają się z zapotrzebowaniem za strony ostatecznych nabywców pod względem uporządkowania rodzajowego, czasowego, przestrzennego, ilościowego i asortymentowego.</text:p>
      <text:p text:style-name="P30">Wyróżniono w niej następujące funkcje handlu:</text:p>
      <text:list text:style-name="L21">
        <text:list-item>
          <text:p text:style-name="P124">uzgadnianie struktury rodzajowej oferty, </text:p>
        </text:list-item>
        <text:list-item>
          <text:p text:style-name="P124">kierowanie ruchem towarów w czasie, </text:p>
        </text:list-item>
        <text:list-item>
          <text:p text:style-name="P124">skupianie produkcji terytorialnej rozproszonej, </text:p>
        </text:list-item>
        <text:list-item>
          <text:p text:style-name="P124">kształtowanie pojedynczej partii towaru, </text:p>
        </text:list-item>
        <text:list-item>
          <text:p text:style-name="P124">kształtowanie struktury asortymentowej towaru.</text:p>
        </text:list-item>
      </text:list>
      <text:p text:style-name="P1"/>
      <text:p text:style-name="P16"><text:span text:style-name="T19"><text:tab/>J. Dietl</text:span> wyróżnia jedną podstawową funkcje handlu, określoną jako dystrybucja, oraz kilka funkcji pomocniczych. </text:p>
      <text:p text:style-name="P17"><text:tab/>Istota funkcji dystrybucyjnej wyraża się w doprowadzeniu do zawarcia umowy kupna-sprzedaży i jej realizacji. Natomiast funkcje pomocnicze wiążą się z określonymi zadaniami wykonywanymi przez przedsiębiorstwa handlowe.</text:p>
      <text:p text:style-name="P18"><text:tab/><text:span text:style-name="T26">Wśród nich występują:</text:span></text:p>
      <text:list text:style-name="L22">
        <text:list-item>
          <text:p text:style-name="P125">funkcja tworzenia różnych użyteczności dla pośrednich i ostatecznych nabywców, a także dla dostawców,</text:p>
        </text:list-item>
        <text:list-item>
          <text:p text:style-name="P125">funkcja utrzymywania i kontroli zapasów towarowych.</text:p>
        </text:list-item>
        <text:list-item>
          <text:p text:style-name="P125">funkcja informacyjna handlu polegająca na przekazaniu informacji nabywcom i pozostałym uczestnikom procesu dystrybucji,</text:p>
        </text:list-item>
        <text:list-item>
          <text:p text:style-name="P125">funkcja pobudzania popytu przez aktywne oddziaływanie na rynek</text:p>
        </text:list-item>
        <text:list-item>
          <text:p text:style-name="P125">funkcja redystrybucji dochodu społecznego, a szczególnie dochodów ludności.</text:p>
        </text:list-item>
        <text:list-item>
          <text:p text:style-name="P125">funkcja wzrostotwórcza i cywilizacyjno – kulturowa</text:p>
        </text:list-item>
      </text:list>
      <text:p text:style-name="P18"/>
      <text:p text:style-name="P19"><text:tab/>Rozpatrując handel jako ogniwo w procesie dystrybucji, można wskazać na 3 rodzaje funkcji realizowanych przez firmy handlowe:</text:p>
      <text:list text:style-name="L23">
        <text:list-item>
          <text:p text:style-name="P126">transakcyjne (negocjowanie warunków umów, zawieranie transakcji kupna sprzedaży, przenoszenie tytułu własności, przejmowanie ryzyka)</text:p>
        </text:list-item>
        <text:list-item>
          <text:p text:style-name="P126">logistyczne (zamawianie produktów, organizacja dostaw, tworzenie zapasów i ich przechowywanie, sortowanie, transportowanie),</text:p>
        </text:list-item>
        <text:list-item>
          <text:p text:style-name="P126">pomocnicze (zbieranie i przekazywanie informacji rynkowych, badanie popytu, finansowanie, rozliczanie, kredytowanie transakcji).</text:p>
        </text:list-item>
      </text:list>
      <text:p text:style-name="P20"/>
      <text:p text:style-name="P20"><text:soft-page-break/>Inne podejście do wyróżnienia funkcji przedsiębiorstwa, w tym przedsiębiorstwa handlowego, zaprezentował M. Strużycki. Jego zdaniem funkcje te wiążą się bezpośrednio lub pośrednio z decyzjami, jakie podejmuje właściciel, przedsiębiorca lub menadżer w odniesieniu do form lokowania kapitału, wyboru koncepcji zarządzania, przedsiębiorstwem i organizowania procesów usługowych.Na tej podstawie zostały wyróżnione następujące funkcje:</text:p>
      <text:p text:style-name="P20">funkcja alokacyjna, która ma uniwersalne znaczenie i sprowadza się do odpowiedzi na pytanie, jak wykorzystać kapitał i posiadane zasoby. Osiągnąć zakładane cele, aby- funkcja bilansowa, która wiąże się z potrzebą celowego kształtowania czynników wytwórczych w przedsiębiorstwie z uwzględnieniem uwarunkowań zewnętrznych po stronie podaży i popytu,</text:p>
      <text:h text:style-name="P50" text:outline-level="2">Marketing doznań</text:h>
      <text:h text:style-name="P72" text:outline-level="3">Kuchnia smaków, kolorów o zapachów</text:h>
      <text:list xml:id="list105743364811435" text:continue-list="list105743846539185" text:style-name="L15">
        <text:list-item>
          <text:p text:style-name="P127">„Sposób myślenia, sktóry kładzie główny nacisk na tworzenie świeżych więzi pomiędzy firmą a klientem, głównie poprzez osobiste zaangażowanie tego drugiego. Więzi, które budowane są na pełnych emocji, ważnych dla jednostki doświadczeniach. Więzi, które głęboko zakorzenią się w pamięci, a przez to poprowadzą do zwiększonej sprzedaży i lojalności marce”.</text:p>
        </text:list-item>
        <text:list-item>
          <text:p text:style-name="P128">Polega on na dostarczeniu klientowi zdarzeń wywołujących u niego pożądane przeżycia, doświadczenia i emocje, na których podstawie budowana jest relacja z klientem” (J. Berniak- Woźny, Podstawy Marketingu”)</text:p>
        </text:list-item>
        <text:list-item>
          <text:p text:style-name="P129">Kluczowe dla marketingu doznań są opisane wcześniej fenomeny – <text:span text:style-name="T18">generacja Y</text:span><text:span text:style-name="T19"> </text:span>i <text:span text:style-name="T18">prosumenci*</text:span><text:span text:style-name="T19"> </text:span>– czyli po prostu powstanie nowej generacji zaangażowanych i świadomych konsumentów, którzy chcą wchodzić w interakcje z firmą, <text:span text:style-name="T19">marką</text:span>, produktami.</text:p>
          <text:list>
            <text:list-item>
              <text:p text:style-name="P133"><text:span text:style-name="T19">Prosument</text:span> – zbitka wyrazów „producent" lub „profesjonalista" i „konsument", przy czym chodzi tu o konsumenta zaangażowanego we współtworzenie i promowanie produktów ulubionej marki albo w jednoczesną produkcję i konsumpcję dóbr lub usług. Wikipedia (PL)</text:p>
            </text:list-item>
          </text:list>
        </text:list-item>
      </text:list>
      <text:h text:style-name="P51" text:outline-level="2">Zasad<text:span text:style-name="T20">y marketing</text:span><text:span text:style-name="T21">u</text:span><text:span text:style-name="T20"> doświadczeń:</text:span></text:h>
      <text:list text:continue-numbering="true" text:style-name="L15">
        <text:list-item>
          <text:p text:style-name="P130">Trzeba opierać go na osobistych onterakcjach 1 na 1 między marketingem a klientem</text:p>
        </text:list-item>
        <text:list-item>
          <text:p text:style-name="P130">Można prowadzić go tylko za zgodą klienta</text:p>
        </text:list-item>
        <text:list-item>
          <text:p text:style-name="P130">Marketing doznań powinien jesno określać koszyści, jakie odniesie konsument w wyniku przeprowadzonej kampanii</text:p>
        </text:list-item>
        <text:list-item>
          <text:p text:style-name="P131">Musi bazować na doświadczeniach klienta</text:p>
        </text:list-item>
        <text:list-item>
          <text:p text:style-name="P131">Ma na celu stosowanie innowacyjnego podejścia do kampanii reklamowe</text:p>
        </text:list-item>
        <text:list-item>
          <text:p text:style-name="P131">Jego podstawą kest autentycznośc przekazy </text:p>
        </text:list-item>
      </text:list>
      <text:h text:style-name="P40" text:outline-level="1"><text:span text:style-name="T28">Charakterystyka usług</text:span> (<text:span text:style-name="T27">9/4/2024</text:span>)</text:h>
      <text:h text:style-name="P56" text:outline-level="2"><text:span text:style-name="T29">Usługa</text:span> </text:h>
      <text:p text:style-name="P21"><text:span text:style-name="T24">J</text:span><text:span text:style-name="T23">est to każda czynność zawierająca w sobie element niematerialności, która polega na oddziaływaniu na klienta lub przedmioty bądż nieruchomość znajdujące się w jego posiadaniu a która nie powoduke przeniesienia prawa własności.</text:span></text:p>
      <text:h text:style-name="P55" text:outline-level="2">4 grupy ofert usługowych według Kotlera:</text:h>
      <text:list text:style-name="L24">
        <text:list-item>
          <text:p text:style-name="P106">Klasyczne dobro materialne</text:p>
        </text:list-item>
        <text:list-item>
          <text:p text:style-name="P107">Dobro materialne wraz z towarzyszacą mu usługą</text:p>
        </text:list-item>
        <text:list-item>
          <text:p text:style-name="P107">Usługa jako element podstawowy w pakiecie z drugorzędnymi towarzyszącymi jej dobrami i usługami</text:p>
        </text:list-item>
        <text:list-item>
          <text:p text:style-name="P107">Klasyczna usługa</text:p>
        </text:list-item>
      </text:list>
      <text:h text:style-name="Heading_20_2" text:outline-level="2">Cechy usług:</text:h>
      <text:list text:style-name="L25">
        <text:list-item>
          <text:p text:style-name="P108">Niematerialność</text:p>
        </text:list-item>
        <text:list-item>
          <text:p text:style-name="P108">różnorodność heterogeniczność</text:p>
        </text:list-item>
        <text:list-item>
          <text:p text:style-name="P108">nierozdzielność</text:p>
        </text:list-item>
        <text:list-item>
          <text:p text:style-name="P108">nietrwałość</text:p>
        </text:list-item>
      </text:list>
      <text:h text:style-name="P57" text:outline-level="2">Produkty o różnym udziale elementów materialnych i niematerialnych </text:h>
      <text:list text:style-name="L26">
        <text:list-item>
          <text:p text:style-name="P109">Opieka nad dzieckiem <text:span text:style-name="T30">| </text:span>Edukacja</text:p>
        </text:list-item>
        <text:list-item>
          <text:p text:style-name="P109">Doradztwo prawne <text:span text:style-name="T30">| </text:span>Podróże samolitem</text:p>
        </text:list-item>
        <text:list-item>
          <text:p text:style-name="P109">Bary szybkiej obsługi <text:span text:style-name="T30">| </text:span>Kosmetyki</text:p>
        </text:list-item>
        <text:list-item>
          <text:p text:style-name="P109">Napoje bezalkoholowe/odzież <text:span text:style-name="T30">| </text:span>Cukier</text:p>
        </text:list-item>
      </text:list>
      <text:h text:style-name="P58" text:outline-level="2">Pzeciw zawężeniu pojęcia usługa</text:h>
      <text:list text:style-name="L27">
        <text:list-item>
          <text:p text:style-name="P110">Sektor gospodarski USŁUGI nie zawiera wszystkich usług znanych w gospodarce kraju</text:p>
        </text:list-item>
        <text:list-item>
          <text:p text:style-name="P110">Czyli usług nie tworzą tylko przedsiębuirstwa usługowe</text:p>
        </text:list-item>
      </text:list>
      <text:p text:style-name="P24"/>
      <text:h text:style-name="P59" text:outline-level="2">Klasyfikacja usług</text:h>
      <text:list text:style-name="L28">
        <text:list-item>
          <text:p text:style-name="P111">Def.historyczna</text:p>
        </text:list-item>
        <text:list-item>
          <text:p text:style-name="P111">Usługa jest ten produkt części gospodarki po wykluczeniu rolnictwa, gornictwa i przemysłu</text:p>
        </text:list-item>
        <text:list-item>
          <text:p text:style-name="P111">To jest pierwszy sposób podziału</text:p>
        </text:list-item>
      </text:list>
      <text:h text:style-name="P59" text:outline-level="2"><text:soft-page-break/>Podział wg branż:</text:h>
      <text:list text:style-name="L29">
        <text:list-item>
          <text:p text:style-name="P112">Handel detaliczny i hurtowy</text:p>
        </text:list-item>
        <text:list-item>
          <text:p text:style-name="P112">Transport, dystrybucja i magazynowanie</text:p>
        </text:list-item>
        <text:list-item>
          <text:p text:style-name="P112">Banki i ubezpieczenia, <text:span text:style-name="T31">n</text:span>ieruchomości</text:p>
        </text:list-item>
        <text:list-item>
          <text:p text:style-name="P112">Łaczność i internet</text:p>
        </text:list-item>
        <text:list-item>
          <text:p text:style-name="P112">Instytucje użyteczności publicznej</text:p>
        </text:list-item>
        <text:list-item>
          <text:p text:style-name="P112">Służba zdrowia</text:p>
        </text:list-item>
        <text:list-item>
          <text:p text:style-name="P113">Usługi dla przedsiębiorstw, specjalistyczne i osobiste</text:p>
        </text:list-item>
        <text:list-item>
          <text:p text:style-name="P113">Wypoczynek, rekreacja i usługi hotelowe</text:p>
        </text:list-item>
        <text:list-item>
          <text:p text:style-name="P113">Edukacja, Instytucje niechodowe</text:p>
        </text:list-item>
      </text:list>
      <text:h text:style-name="P60" text:outline-level="2">Kryteria marketingowe podziału usług</text:h>
      <text:list text:style-name="L30">
        <text:list-item>
          <text:p text:style-name="P114">Rodzaj usługi</text:p>
        </text:list-item>
        <text:list-item>
          <text:p text:style-name="P114">Rodzaj sprzedającego usługi</text:p>
        </text:list-item>
        <text:list-item>
          <text:p text:style-name="P114">Typ nabywcy usługi</text:p>
        </text:list-item>
        <text:list-item>
          <text:p text:style-name="P114">Charakter zapotrzenowania</text:p>
        </text:list-item>
        <text:list-item>
          <text:p text:style-name="P114">Wynajem a wejście w stan posiadania</text:p>
        </text:list-item>
        <text:list-item>
          <text:p text:style-name="P114">Stopień niematerialności</text:p>
        </text:list-item>
        <text:list-item>
          <text:p text:style-name="P115">Motyw zakupu</text:p>
        </text:list-item>
        <text:list-item>
          <text:p text:style-name="P115">Stopień wykorzystania sprzętu a stopień wykorzystania ludzi</text:p>
        </text:list-item>
        <text:list-item>
          <text:p text:style-name="P115">Częstotliwość kontaktów z klientem</text:p>
        </text:list-item>
        <text:list-item>
          <text:p text:style-name="P115">Warunki dostarczenia usługi</text:p>
        </text:list-item>
        <text:list-item>
          <text:p text:style-name="P115">Stopień w jakim usługę wykonano na zamówienie indywidualne</text:p>
        </text:list-item>
        <text:list-item>
          <text:p text:style-name="P115">Pracochłonność</text:p>
        </text:list-item>
      </text:list>
      <text:h text:style-name="P61" text:outline-level="2">Charakter świadczenia usług</text:h>
      <text:list text:style-name="L31">
        <text:list-item>
          <text:p text:style-name="P116">Czy klient musi być obecny podczas wykonywania usługi</text:p>
        </text:list-item>
        <text:list-item>
          <text:p text:style-name="P116">Czy zakup wywołuje jakąś zmianę u klienta?</text:p>
        </text:list-item>
      </text:list>
      <text:h text:style-name="P61" text:outline-level="2">Jakiego typu relacje zachodzą między firmą usługową a jej klientami?</text:h>
      <text:list text:style-name="L32">
        <text:list-item>
          <text:p text:style-name="P117">Organizacje znają swych klientów i dokonują segmentacji</text:p>
        </text:list-item>
        <text:list-item>
          <text:p text:style-name="P135">Uwzględnia się strategie kalkulacji ceny lub strategię zwiększania częstotliwości zakupów</text:p>
        </text:list-item>
      </text:list>
      <text:h text:style-name="P42" text:outline-level="1"><text:soft-page-break/>Jakość usług (16/4/2023)</text:h>
      <text:h text:style-name="P62" text:outline-level="2"/>
      <text:h text:style-name="P62" text:outline-level="2">Metody badania jakości usług</text:h>
      <text:list text:style-name="L33">
        <text:list-item>
          <text:p text:style-name="P136">Technika krytycznych przypadków</text:p>
          <text:list>
            <text:list-item>
              <text:p text:style-name="P136">IMPORTACJE – PERFORMACJE (IP)</text:p>
            </text:list-item>
            <text:list-item>
              <text:p text:style-name="P136">SERVOUAL: Jakośc usług = preferencja – oczekiwania</text:p>
            </text:list-item>
            <text:list-item>
              <text:p text:style-name="P136">SERVPERF: Jakośc usług = jakość postrzegania przez klienta</text:p>
            </text:list-item>
          </text:list>
        </text:list-item>
        <text:list-item>
          <text:p text:style-name="P137">Koncepcja Gronroosa</text:p>
          <text:list>
            <text:list-item>
              <text:p text:style-name="P137">jakość techniczna</text:p>
            </text:list-item>
            <text:list-item>
              <text:p text:style-name="P137">jakość funkcjonalna</text:p>
            </text:list-item>
          </text:list>
        </text:list-item>
      </text:list>
      <text:h text:style-name="P63" text:outline-level="2"/>
      <text:h text:style-name="P63" text:outline-level="2">Model jakości usług (model luk)</text:h>
      <text:p text:style-name="P35">L1<text:span text:style-name="T32">)</text:span> Rozbieżność między oczekiwaniami konsumenta, a percepcją kierownictwa.</text:p>
      <text:p text:style-name="P35">L2<text:span text:style-name="T32">)</text:span> Rozbieżność między percepcją kierownictwa a określeniem norm i cech jakościowych usług.</text:p>
      <text:p text:style-name="P35">L3<text:span text:style-name="T32">)</text:span> Rozbieżność między określeniem standardów jakościowych usług a rzeczywistym poziomem dostarczonej usługi</text:p>
      <text:p text:style-name="P35">L4<text:span text:style-name="T32">)</text:span> Rozbieżność między poziomem dostarczonej usługi a formami zewnętrznej komunikacji</text:p>
      <text:p text:style-name="Text_20_body">L5<text:span text:style-name="T32">) </text:span>Rozbieżność między usługą otrzymaną, postrzeganą w procesie świadczenia, a usługą oczekiwaną</text:p>
      <text:h text:style-name="Heading_20_2" text:outline-level="2"/>
      <text:h text:style-name="Heading_20_2" text:outline-level="2">DOM JAKOŚCI QFD</text:h>
      <text:list text:style-name="L34">
        <text:list-item>
          <text:p text:style-name="P139">Ustalenie celu projektu</text:p>
        </text:list-item>
        <text:list-item>
          <text:p text:style-name="P139">Określenie oczekiwań konsumentów</text:p>
        </text:list-item>
        <text:list-item>
          <text:p text:style-name="P139">Opisanie części składowych usługi</text:p>
        </text:list-item>
        <text:list-item>
          <text:p text:style-name="P139">Zauważenie relacji między elementami usług</text:p>
        </text:list-item>
        <text:list-item>
          <text:p text:style-name="P139">Określenie związków między elementami usługi i oczekiwaniami klienta</text:p>
        </text:list-item>
        <text:list-item>
          <text:p text:style-name="P139">Nadanie wag elementów usługi wg trudności poprawy</text:p>
        </text:list-item>
        <text:list-item>
          <text:p text:style-name="P139">Wyznaczanie strategii i celów działania</text:p>
        </text:list-item>
      </text:list>
      <text:p text:style-name="P36"><draw:custom-shape text:anchor-type="paragraph" draw:z-index="21" draw:name="Shape 11" draw:style-name="gr6" draw:text-style-name="P162" svg:width="2.1461in" svg:height="1.2398in" svg:x="-0.0035in" svg:y="0.0638in"><text:p text:style-name="P159">JAKOŚĆ USŁUG </text:p><text:p text:style-name="P159">WEWNĘTRZNYCH</text:p><text:p text:style-name="P159">SWIADCZONYCH</text:p><text:p text:style-name="P159">PRAOCWNIKOM</text:p><draw:enhanced-geometry svg:viewBox="0 0 21600 21600" draw:type="rectangle" draw:enhanced-path="M 0 0 L 21600 0 21600 21600 0 21600 0 0 Z N"/></draw:custom-shape><draw:custom-shape text:anchor-type="paragraph" draw:z-index="22" draw:name="Shape 12" draw:style-name="gr6" draw:text-style-name="P162" svg:width="2.1461in" svg:height="1.2398in" svg:x="2.9217in" svg:y="0.0744in"><text:p text:style-name="P159">SATYSFAKCJA</text:p><text:p text:style-name="P159">ZATRUDNIONYCH</text:p><draw:enhanced-geometry svg:viewBox="0 0 21600 21600" draw:type="rectangle" draw:enhanced-path="M 0 0 L 21600 0 21600 21600 0 21600 0 0 Z N"/></draw:custom-shape><draw:custom-shape text:anchor-type="paragraph" draw:z-index="23" draw:name="Shape 13" draw:style-name="gr6" draw:text-style-name="P162" svg:width="2.1461in" svg:height="1.2398in" svg:x="5.678in" svg:y="0.0744in"><text:p text:style-name="P159">ZAANGAŻOWANIE</text:p><text:p text:style-name="P159">PRACOWNIKÓW</text:p><draw:enhanced-geometry svg:viewBox="0 0 21600 21600" draw:type="rectangle" draw:enhanced-path="M 0 0 L 21600 0 21600 21600 0 21600 0 0 Z N"/></draw:custom-shape><draw:custom-shape text:anchor-type="paragraph" draw:z-index="24" draw:name="Shape 14" draw:style-name="gr6" draw:text-style-name="P162" svg:width="2.1461in" svg:height="1.2398in" svg:x="5.678in" svg:y="1.6492in"><text:p text:style-name="P159">JAKOŚĆ USŁUG </text:p><text:p text:style-name="P159">ŚWIADCZENIA </text:p><text:p text:style-name="P159">KLIENTOM</text:p><text:p text:style-name="P159">ZEWNĘTRZNYCH</text:p><draw:enhanced-geometry svg:viewBox="0 0 21600 21600" draw:type="rectangle" draw:enhanced-path="M 0 0 L 21600 0 21600 21600 0 21600 0 0 Z N"/></draw:custom-shape><draw:custom-shape text:anchor-type="paragraph" draw:z-index="25" draw:name="Shape 15" draw:style-name="gr6" draw:text-style-name="P162" svg:width="2.1461in" svg:height="1.2398in" svg:x="2.9217in" svg:y="1.6492in"><text:p text:style-name="P159">SATYSFAKCJA</text:p><text:p text:style-name="P159">KLIENTA</text:p><draw:enhanced-geometry svg:viewBox="0 0 21600 21600" draw:type="rectangle" draw:enhanced-path="M 0 0 L 21600 0 21600 21600 0 21600 0 0 Z N"/></draw:custom-shape><draw:custom-shape text:anchor-type="paragraph" draw:z-index="26" draw:name="Shape 16" draw:style-name="gr6" draw:text-style-name="P162" svg:width="2.1461in" svg:height="1.2398in" svg:x="-0.0035in" svg:y="1.639in"><text:p text:style-name="P159">ZACHOWANIE </text:p><text:p text:style-name="P159">USŁUGOBIORCY</text:p><text:p text:style-name="P159">(LOJALNOŚĆ)</text:p><draw:enhanced-geometry svg:viewBox="0 0 21600 21600" draw:type="rectangle" draw:enhanced-path="M 0 0 L 21600 0 21600 21600 0 21600 0 0 Z N"/></draw:custom-shape></text:p>
      <text:p text:style-name="P35"/>
      <text:p text:style-name="P35"><draw:line text:anchor-type="paragraph" draw:z-index="28" draw:name="Line 12" draw:style-name="gr2" draw:text-style-name="P159" svg:x1="2.1425in" svg:y1="0.174in" svg:x2="2.9217in" svg:y2="0.1638in"><text:p/></draw:line><draw:line text:anchor-type="paragraph" draw:z-index="29" draw:name="Line 13" draw:style-name="gr2" draw:text-style-name="P159" svg:x1="4.8984in" svg:y1="0.0803in" svg:x2="5.6776in" svg:y2="0.0701in"><text:p/></draw:line></text:p>
      <text:p text:style-name="P35"><draw:line text:anchor-type="paragraph" draw:z-index="33" draw:name="Line 17" draw:style-name="gr2" draw:text-style-name="P159" svg:x1="1.0035in" svg:y1="1.8311in" svg:x2="1.0028in" svg:y2="2.4295in"><text:p/></draw:line></text:p>
      <text:p text:style-name="P35"><draw:line text:anchor-type="paragraph" draw:z-index="30" draw:name="Line 14" draw:style-name="gr2" draw:text-style-name="P159" svg:x1="6.7787in" svg:y1="-0.1374in" svg:x2="6.778in" svg:y2="0.461in"><text:p/></draw:line></text:p>
      <text:p text:style-name="P35"/>
      <text:p text:style-name="P35"/>
      <text:p text:style-name="P35"><draw:line text:anchor-type="paragraph" draw:z-index="31" draw:name="Line 15" draw:style-name="gr2" draw:text-style-name="P159" svg:x1="5.8091in" svg:y1="0.1634in" svg:x2="5.0299in" svg:y2="0.1634in"><text:p/></draw:line><draw:line text:anchor-type="paragraph" draw:z-index="32" draw:name="Line 16" draw:style-name="gr2" draw:text-style-name="P159" svg:x1="2.9217in" svg:y1="0.1634in" svg:x2="2.1425in" svg:y2="0.1634in"><text:p/></draw:lin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Heading_20_2" text:outline-level="2"><draw:custom-shape text:anchor-type="paragraph" draw:z-index="27" draw:name="Shape 17" draw:style-name="gr5" draw:text-style-name="P162" svg:width="2.1461in" svg:height="1.2398in" svg:x="0.0134in" svg:y="-1.5043in"><text:p text:style-name="P159">ZYSK</text:p><text:p text:style-name="P159">FIRMY</text:p><draw:enhanced-geometry svg:viewBox="0 0 21600 21600" draw:type="rectangle" draw:enhanced-path="M 0 0 L 21600 0 21600 21600 0 21600 0 0 Z N"/></draw:custom-shape>TOTALNE ZARZĄDZANIE JAKOŚCIĄ – TQM</text:h>
      <text:p text:style-name="P35">• Sposób zarządzania skoncentrowany na jakości, oparty na udziale wszystkich członków organizacji i nakierowany na osiągnięcie długotrwałego sukcesu dzięki zadowoleniu klienta oraz korzyściom dla wszystkich członków organizacji</text:p>
      <text:h text:style-name="P64" text:outline-level="2"/>
      <text:h text:style-name="P64" text:outline-level="2">PARASURMAN 1988:</text:h>
      <text:list text:style-name="L35">
        <text:list-item>
          <text:p text:style-name="P140">Elementy materialne</text:p>
        </text:list-item>
        <text:list-item>
          <text:p text:style-name="P140">Niezadowość</text:p>
        </text:list-item>
        <text:list-item>
          <text:p text:style-name="P140">Elasyczność</text:p>
        </text:list-item>
        <text:list-item>
          <text:p text:style-name="P140">Pewność</text:p>
        </text:list-item>
        <text:list-item>
          <text:p text:style-name="P140">Empatia</text:p>
        </text:list-item>
      </text:list>
      <text:h text:style-name="P65" text:outline-level="2">KRYTERIA DETERMINUJĄCE JAKOŚĆ USŁUG:</text:h>
      <text:p text:style-name="P3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KRYTERIA</text:p>
          </table:table-cell>
          <table:table-cell table:style-name="Table2.B1" office:value-type="string">
            <text:p text:style-name="P33">POTSTRZEGANIE JAKOŚCI</text:p>
          </table:table-cell>
        </table:table-row>
        <table:table-row>
          <table:table-cell table:style-name="Table2.A2" office:value-type="string">
            <text:p text:style-name="P32">Profesjonalizm i kwalifikacje</text:p>
          </table:table-cell>
          <table:table-cell table:style-name="Table2.B2" office:value-type="string">
            <text:p text:style-name="P31">Wiążą się z rezultatami. Klienci muszą mieć pewność, że firma świadcząca usługi, jej systemy operacyjne, zasoby oraz pracownicy dysponują warunkami, wiedzą i umiejętnościami umożliwiającymi rozwiązywanie ich problemów w profesjonalny sposób.</text:p>
          </table:table-cell>
        </table:table-row>
        <table:table-row>
          <table:table-cell table:style-name="Table2.A2" office:value-type="string">
            <text:p text:style-name="P32">Podstawa i zachowanie</text:p>
          </table:table-cell>
          <table:table-cell table:style-name="Table2.B2" office:value-type="string">
            <text:p text:style-name="P31">Wiążą się z procesami. Klienci muszą mieć świadomość, że pracownicy firmy usługowej są zainteresowani zarówno nimi, jak i rozwiązaniem ich problemów w przyjazny i spontaniczny sposób.</text:p>
          </table:table-cell>
        </table:table-row>
        <table:table-row>
          <table:table-cell table:style-name="Table2.A2" office:value-type="string">
            <text:p text:style-name="P32">Dostępność i elastyczność</text:p>
          </table:table-cell>
          <table:table-cell table:style-name="Table2.B2" office:value-type="string">
            <text:p text:style-name="P31">Wiążą się z procesami. Klienci powinni mieć poczucie, że lokalizacja firmy, godziny jej pracy oraz systemy operacyjne są zaprogramowane i działają w sposób najdogodniejszy dla nich oraz wykazują adaptację do ich wymagań i życzeń</text:p>
          </table:table-cell>
        </table:table-row>
        <table:table-row>
          <table:table-cell table:style-name="Table2.A2" office:value-type="string">
            <text:p text:style-name="P34">Solidarnośc i wiarygodność</text:p>
          </table:table-cell>
          <table:table-cell table:style-name="Table2.B2" office:value-type="string">
            <text:p text:style-name="P31">Wiążą się z procesami. Klienci powinni mieć pewność, że mogą polegać na pracownikach firmy i jej systemach, i że zlecone zadania zostaną wykonane terminowo i w trosce o dobro ich interesów.</text:p>
          </table:table-cell>
        </table:table-row>
        <table:table-row>
          <table:table-cell table:style-name="Table2.A2" office:value-type="string">
            <text:p text:style-name="P34">Systemy szybkiego reagowania</text:p>
          </table:table-cell>
          <table:table-cell table:style-name="Table2.B2" office:value-type="string">
            <text:p text:style-name="P31">Wiążą się z procesami i dotyczą gwarancji, iż w razie trudności firma usługowa jest gotowa podjąć działania w celu ich usunięcia.</text:p>
          </table:table-cell>
        </table:table-row>
        <table:table-row>
          <table:table-cell table:style-name="Table2.A2" office:value-type="string">
            <text:p text:style-name="P34">Reputacja i wiarygodność</text:p>
          </table:table-cell>
          <table:table-cell table:style-name="Table2.B2" office:value-type="string">
            <text:p text:style-name="P31">Wiążą się z wizerunkiem i dotyczą zaufania, że klienci otrzymają jakość odpowiednio do poniesionych wydatków.</text:p>
          </table:table-cell>
        </table:table-row>
      </table:table>
      <text:p text:style-name="P37"/>
      <text:h text:style-name="P66" text:outline-level="2">Cehcy marketingu wewnętrzego</text:h>
      <text:list text:style-name="L36">
        <text:list-item>
          <text:p text:style-name="P141">Jakość usług wewnętrznych prowadzi do satysfakcji pracowników</text:p>
        </text:list-item>
        <text:list-item>
          <text:p text:style-name="P142">Satysfakcja pracowników jest początkiem lojalności</text:p>
        </text:list-item>
        <text:list-item>
          <text:p text:style-name="P142">Lojalność personelu prowadzi do wydajności</text:p>
        </text:list-item>
        <text:list-item>
          <text:p text:style-name="P142">Wydajność pracowników tworzy wartość</text:p>
        </text:list-item>
        <text:list-item>
          <text:p text:style-name="P142">Wartość generuje satysfakcję klienta</text:p>
        </text:list-item>
        <text:list-item>
          <text:p text:style-name="P142">Satysfakcja klienta prowadzi do lojalności</text:p>
        </text:list-item>
        <text:list-item>
          <text:p text:style-name="P142">Lojalność klientów prowadzi do zyskowności i wzrostu</text:p>
        </text:list-item>
      </text:list>
      <text:h text:style-name="P67" text:outline-level="2">Koncepcja usług marketingowa i operacyjna</text:h>
      <text:p text:style-name="P38"/>
      <text:p text:style-name="P38"><draw:custom-shape text:anchor-type="paragraph" draw:z-index="35" draw:name="Shape 19" draw:style-name="gr4" draw:text-style-name="P162" svg:width="2.3232in" svg:height="0.8024in" svg:x="5.4008in" svg:y="0.1744in"><text:p text:style-name="P159">OPERACYJNA</text:p><text:p text:style-name="P159">KONCEPCJA</text:p><text:p text:style-name="P159">USŁUG</text:p><draw:enhanced-geometry svg:viewBox="0 0 21600 21600" draw:type="rectangle" draw:enhanced-path="M 0 0 L 21600 0 21600 21600 0 21600 0 0 Z N"/></draw:custom-shape><draw:custom-shape text:anchor-type="paragraph" draw:z-index="34" draw:name="Shape 18" draw:style-name="gr4" draw:text-style-name="P162" svg:width="2.3232in" svg:height="0.8024in" svg:x="0.0591in" svg:y="0.1374in"><text:p text:style-name="P159">MARKETINGOWA</text:p><text:p text:style-name="P159">KONCEPCJA</text:p><text:p text:style-name="P159">USŁUG</text:p><draw:enhanced-geometry svg:viewBox="0 0 21600 21600" draw:type="rectangle" draw:enhanced-path="M 0 0 L 21600 0 21600 21600 0 21600 0 0 Z N"/></draw:custom-shape></text:p>
      <text:p text:style-name="P38"/>
      <text:p text:style-name="P38"/>
      <text:p text:style-name="P38"><draw:line text:anchor-type="paragraph" draw:z-index="37" draw:name="Vertical line 1" draw:style-name="gr2" draw:text-style-name="P159" svg:x1="6.5591in" svg:y1="0.1083in" svg:x2="6.5591in" svg:y2="0.8228in"><text:p/></draw:line><draw:line text:anchor-type="paragraph" draw:z-index="38" draw:name="Vertical line 2" draw:style-name="gr2" draw:text-style-name="P159" svg:x1="0.7839in" svg:y1="0.1083in" svg:x2="0.7839in" svg:y2="0.8228in"><text:p/></draw:line></text:p>
      <text:p text:style-name="P38"/>
      <text:p text:style-name="P38"><draw:custom-shape text:anchor-type="paragraph" draw:z-index="36" draw:name="Shape 20" draw:style-name="gr3" draw:text-style-name="P161" svg:width="7.9898in" svg:height="4.3579in" svg:x="0.0173in" svg:y="0.2311in"><text:p text:style-name="P160"><text:span text:style-name="T35">Proces świadczenia </text:span><text:span text:style-name="T35">usług:</text:span></text:p><text:p text:style-name="P160"><text:span text:style-name="T19"/></text:p><text:p text:style-name="P160"><text:span text:style-name="T35">Sekwencje poziomów </text:span><text:span text:style-name="T35">świadczenia usług (jaki </text:span><text:span text:style-name="T35">poziom, w jakim czasie </text:span><text:span text:style-name="T35">i gdzie powinien </text:span></text:p><text:p text:style-name="P160"><text:span text:style-name="T35">być świadczony)</text:span></text:p><text:p text:style-name="P160"><text:span text:style-name="T19"/></text:p><text:p text:style-name="P160"><text:span text:style-name="T35">Rozszerzenie uprawnień </text:span><text:span text:style-name="T35">do świadczenia (decyzje </text:span><text:span text:style-name="T35">dotyczące </text:span><text:span text:style-name="T35">odpowiedzialności za </text:span><text:span text:style-name="T35">całość </text:span></text:p><text:p text:style-name="P160"><text:span text:style-name="T35">procesu lub jego część </text:span><text:span text:style-name="T35">bądź przekazanie części </text:span><text:span text:style-name="T35">uprawnień </text:span><text:span text:style-name="T35">pośrednikom)</text:span></text:p><text:p text:style-name="P160"><text:span text:style-name="T19"/></text:p><text:p text:style-name="P160"><text:span text:style-name="T35">Natura kontaktu </text:span><text:span text:style-name="T35">między konsumentem a </text:span><text:span text:style-name="T35">dostarczającym usługę </text:span><text:span text:style-name="T35">(wizyta konsumenta, </text:span></text:p><text:p text:style-name="P160"><text:span text:style-name="T35">wizyta dostarczającego, </text:span><text:span text:style-name="T35">kontakty na dystans)</text:span></text:p><text:p text:style-name="P160"><text:span text:style-name="T19"/></text:p><text:p text:style-name="P160"><text:span text:style-name="T35">Natura procesu </text:span><text:span text:style-name="T35">świadczenia usługi </text:span><text:span text:style-name="T35">(świadczenie na rzecz </text:span><text:span text:style-name="T35">grupy czy </text:span></text:p><text:p text:style-name="P160"><text:span text:style-name="T35">indywidualnego </text:span><text:span text:style-name="T35">konsumenta)</text:span></text:p><text:p text:style-name="P160"><text:span text:style-name="T19"/></text:p><text:p text:style-name="P160"><text:span text:style-name="T35">Formalny sposób </text:span><text:span text:style-name="T35">realizacji usługi </text:span><text:span text:style-name="T35">(procedura rezerwacji, </text:span><text:span text:style-name="T35">zasada kolejki)</text:span></text:p><text:p text:style-name="P160"><text:span text:style-name="T19"/></text:p><text:p text:style-name="P160"><text:span text:style-name="T35">Wizerunek firmy i </text:span><text:span text:style-name="T35">atmosfera świadczenia </text:span><text:span text:style-name="T35">(wymogi wobec </text:span><text:span text:style-name="T35">pracowników i </text:span></text:p><text:p text:style-name="P160"><text:span text:style-name="T35">trybu świadczenia, </text:span><text:span text:style-name="T35">aranżacja wnętrza)</text:span></text:p><draw:enhanced-geometry svg:viewBox="0 0 21600 21600" draw:type="rectangle" draw:enhanced-path="M 0 0 L 21600 0 21600 21600 0 21600 0 0 Z N"/></draw:custom-shap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line text:anchor-type="paragraph" draw:z-index="39" draw:name="Vertical line 3" draw:style-name="gr2" draw:text-style-name="P159" svg:x1="3.8236in" svg:y1="0.1307in" svg:x2="3.8236in" svg:y2="0.4661in"><text:p/></draw:line></text:p>
      <text:p text:style-name="P38"><draw:frame text:anchor-type="paragraph" draw:z-index="40" draw:name="Text Frame 1" draw:style-name="gr1" draw:text-style-name="P158" svg:width="2.4378in" svg:height="1.0012in" svg:x="2.7256in" svg:y="0.2154in"><draw:text-box><text:p><text:span text:style-name="T19">Ewolucja oczekiwań:</text:span></text:p><text:p><text:span text:style-name="T19"/></text:p><text:p><text:span text:style-name="T19">Konsumentów</text:span></text:p><text:p><text:span text:style-name="T19">Zarządzających</text:span></text:p><text:p><text:span text:style-name="T19">Zatrudnionych</text:span></text:p></draw:text-box></draw:frame></text:p>
      <text:p text:style-name="P38"/>
      <text:h text:style-name="P43" text:outline-level="1"><text:soft-page-break/>Merchandising</text:h>
      <text:list text:style-name="L38">
        <text:list-item>
          <text:p text:style-name="P144">Sztuka ekspozycji towarów w punkcie sprzedaży detalicznej</text:p>
        </text:list-item>
        <text:list-item>
          <text:p text:style-name="P144">Rozimiany jest jako zespół działań promocyjnych prowadzonych w miejscu sprzedaży detalicznej</text:p>
        </text:list-item>
      </text:list>
      <text:p text:style-name="P143">Prezentację produktu w punkcie sprzedaży zamienia się tzw. <text:span text:style-name="T19">prezentację aktywną</text:span>, która stara się przyciągnąć uwagę klienta odwołując się do środków, które wzmacniają jego atrakcyjność (opakowanie. Ekspozycja, położnie, działania reklamowe i promocyjise, itp.)</text:p>
      <text:h text:style-name="Heading_20_2" text:outline-level="2"><text:span text:style-name="T19">FUNKCJE</text:span>:</text:h>
      <text:list text:style-name="L39">
        <text:list-item>
          <text:p text:style-name="P145"><text:span text:style-name="T33">Właściwe wyeksponowanie produktu</text:span></text:p>
        </text:list-item>
        <text:list-item>
          <text:p text:style-name="P145"><text:span text:style-name="T33">Zwiększenie liczby klientów</text:span></text:p>
        </text:list-item>
        <text:list-item>
          <text:p text:style-name="P145"><text:span text:style-name="T33">Tworzenie gościmej atmosfery</text:span></text:p>
        </text:list-item>
        <text:list-item>
          <text:p text:style-name="P145"><text:span text:style-name="T33">Potęgowanie efektów kampanii reklamowe</text:span><text:span text:style-name="T34">j</text:span><text:span text:style-name="T33"> i promocyjn</text:span><text:span text:style-name="T34">ej</text:span></text:p>
        </text:list-item>
        <text:list-item>
          <text:p text:style-name="P145"><text:span text:style-name="T33">W</text:span><text:span text:style-name="T34">z</text:span><text:span text:style-name="T33">r</text:span><text:span text:style-name="T34">o</text:span><text:span text:style-name="T33">st rotacji produktów</text:span></text:p>
        </text:list-item>
        <text:list-item>
          <text:p text:style-name="P145"><text:span text:style-name="T33">Zwięk</text:span><text:span text:style-name="T34">s</text:span><text:span text:style-name="T33">ze</text:span><text:span text:style-name="T34">ni</text:span><text:span text:style-name="T33">e powierzchni sprzedaży</text:span></text:p>
        </text:list-item>
        <text:list-item>
          <text:p text:style-name="P145"><text:span text:style-name="T33">Zwracanie uwagi kupujących na określone produkty</text:span></text:p>
        </text:list-item>
        <text:list-item>
          <text:p text:style-name="P145"><text:span text:style-name="T34">El</text:span><text:span text:style-name="T33">iminowanie zapasow</text:span></text:p>
        </text:list-item>
      </text:list>
      <text:h text:style-name="Heading_20_2" text:outline-level="2">Zestaw instrumentów merchandisingu:</text:h>
      <text:p text:style-name="P146">Towar | Marża | Technologia | Promocja</text:p>
      <text:h text:style-name="P68" text:outline-level="2">Instrumenty merchandisingu – mix: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5">Towar</text:p>
          </table:table-cell>
          <table:table-cell table:style-name="Table4.A1" office:value-type="string">
            <text:p text:style-name="P75">Marża</text:p>
          </table:table-cell>
          <table:table-cell table:style-name="Table4.A1" office:value-type="string">
            <text:p text:style-name="P75">Komunikacja</text:p>
          </table:table-cell>
          <table:table-cell table:style-name="Table4.D1" office:value-type="string">
            <text:p text:style-name="P75">Technologia</text:p>
          </table:table-cell>
        </table:table-row>
        <table:table-row>
          <table:table-cell table:style-name="Table4.A2" office:value-type="string">
            <text:p text:style-name="P78">Usługi związane</text:p>
          </table:table-cell>
          <table:table-cell table:style-name="Table4.B2" office:value-type="string">
            <text:p text:style-name="P78">Przeceny</text:p>
          </table:table-cell>
          <table:table-cell table:style-name="Table4.C2" office:value-type="string">
            <text:p text:style-name="P78">Image</text:p>
          </table:table-cell>
          <table:table-cell table:style-name="Table4.D2" office:value-type="string">
            <text:p text:style-name="P78">Logistyka</text:p>
          </table:table-cell>
        </table:table-row>
        <table:table-row>
          <table:table-cell table:style-name="Table4.A2" office:value-type="string">
            <text:p text:style-name="P78">Usługi wolne</text:p>
          </table:table-cell>
          <table:table-cell table:style-name="Table4.B2" office:value-type="string">
            <text:p text:style-name="P78">Bonifikaty</text:p>
          </table:table-cell>
          <table:table-cell table:style-name="Table4.C2" office:value-type="string">
            <text:p text:style-name="P78">Szyld</text:p>
          </table:table-cell>
          <table:table-cell table:style-name="Table4.D2" office:value-type="string">
            <text:p text:style-name="P78">Procedury technologiczne</text:p>
          </table:table-cell>
        </table:table-row>
        <table:table-row>
          <table:table-cell table:style-name="Table4.A2" office:value-type="string">
            <text:p text:style-name="P78">Asortyment</text:p>
          </table:table-cell>
          <table:table-cell table:style-name="Table4.B2" office:value-type="string">
            <text:p text:style-name="P78">Marża hurtowa</text:p>
          </table:table-cell>
          <table:table-cell table:style-name="Table4.C2" office:value-type="string">
            <text:p text:style-name="P78">Akcje sprzedażowe</text:p>
          </table:table-cell>
          <table:table-cell table:style-name="Table4.D2" office:value-type="string">
            <text:p text:style-name="P78">Lokalizacja siecie</text:p>
          </table:table-cell>
        </table:table-row>
        <table:table-row>
          <table:table-cell table:style-name="Table4.A2" office:value-type="string">
            <text:p text:style-name="P77"/>
          </table:table-cell>
          <table:table-cell table:style-name="Table4.B2" office:value-type="string">
            <text:p text:style-name="P78">Marża detaliczna</text:p>
          </table:table-cell>
          <table:table-cell table:style-name="Table4.C2" office:value-type="string">
            <text:p text:style-name="P78">Aranżacja sklepu</text:p>
          </table:table-cell>
          <table:table-cell table:style-name="Table4.D2" office:value-type="string">
            <text:p text:style-name="P78">Wyposażenie techniczne</text:p>
          </table:table-cell>
        </table:table-row>
        <table:table-row>
          <table:table-cell table:style-name="Table4.A2" office:value-type="string">
            <text:p text:style-name="P77"/>
          </table:table-cell>
          <table:table-cell table:style-name="Table4.B2" office:value-type="string">
            <text:p text:style-name="P77"/>
          </table:table-cell>
          <table:table-cell table:style-name="Table4.C2" office:value-type="string">
            <text:p text:style-name="P78">Sprzedaź osobista</text:p>
          </table:table-cell>
          <table:table-cell table:style-name="Table4.D2" office:value-type="string">
            <text:p text:style-name="P78">Metoda obsługi</text:p>
          </table:table-cell>
        </table:table-row>
        <table:table-row>
          <table:table-cell table:style-name="Table4.A2" office:value-type="string">
            <text:p text:style-name="P77"/>
          </table:table-cell>
          <table:table-cell table:style-name="Table4.B2" office:value-type="string">
            <text:p text:style-name="P77"/>
          </table:table-cell>
          <table:table-cell table:style-name="Table4.C2" office:value-type="string">
            <text:p text:style-name="P78">Reklama sklepowa</text:p>
          </table:table-cell>
          <table:table-cell table:style-name="Table4.D2" office:value-type="string">
            <text:p text:style-name="P77"/>
          </table:table-cell>
        </table:table-row>
        <table:table-row>
          <table:table-cell table:style-name="Table4.A2" office:value-type="string">
            <text:p text:style-name="P77"/>
          </table:table-cell>
          <table:table-cell table:style-name="Table4.B2" office:value-type="string">
            <text:p text:style-name="P77"/>
          </table:table-cell>
          <table:table-cell table:style-name="Table4.C2" office:value-type="string">
            <text:p text:style-name="P78">Visual merchandising</text:p>
          </table:table-cell>
          <table:table-cell table:style-name="Table4.D2" office:value-type="string">
            <text:p text:style-name="P77"/>
          </table:table-cell>
        </table:table-row>
      </table:table>
      <text:h text:style-name="P69" text:outline-level="2"><text:soft-page-break/>Cele merchandisingowe producenta i detalisty</text:h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76">Cele producenta</text:p>
          </table:table-cell>
          <table:table-cell table:style-name="Table5.B1" office:value-type="string">
            <text:p text:style-name="P76">Cele detalisty</text:p>
          </table:table-cell>
        </table:table-row>
        <table:table-row>
          <table:table-cell table:style-name="Table5.A2" office:value-type="string">
            <text:p text:style-name="P79">1. Atrakcyjna ekspozycja produnktów własnych marek/brandów – uzyskanie najlepszej widoczności:</text:p>
            <text:list text:style-name="L3">
              <text:list-item>
                <text:p text:style-name="P80">dobre miejsce w odrebie sklepu</text:p>
              </text:list-item>
              <text:list-item>
                <text:p text:style-name="P80">półka na wysokości oczu klienta</text:p>
              </text:list-item>
              <text:list-item>
                <text:p text:style-name="P80">blokowanie towarów wg bradów</text:p>
              </text:list-item>
              <text:list-item>
                <text:p text:style-name="P80">używanie point-of-materials (materialów reklamowych przeznaczonych dla sklepów)</text:p>
              </text:list-item>
              <text:list-item>
                <text:p text:style-name="P80">odwracanie uwagi pd produktów konkurentów</text:p>
              </text:list-item>
            </text:list>
          </table:table-cell>
          <table:table-cell table:style-name="Table5.B2" office:value-type="string">
            <text:p text:style-name="P79">1. Atrakcyjna prezentacja całego asortymentu</text:p>
            <text:list text:style-name="L4">
              <text:list-item>
                <text:p text:style-name="P82">logiczny układ asortymentu</text:p>
              </text:list-item>
              <text:list-item>
                <text:p text:style-name="P82">budowanie przewagi w zakresie organizacji sali sprzedażowej nad konkurentami</text:p>
              </text:list-item>
              <text:list-item>
                <text:p text:style-name="P82">sterowanie ruchem nabywców.</text:p>
              </text:list-item>
            </text:list>
          </table:table-cell>
        </table:table-row>
        <table:table-row>
          <table:table-cell table:style-name="Table5.A2" office:value-type="string">
            <text:p text:style-name="P79">2. Spójnośc z pozostałymi instrumentami promocji (reklama, promocja sprzedaży)</text:p>
          </table:table-cell>
          <table:table-cell table:style-name="Table5.B3" office:value-type="string">
            <text:p text:style-name="P79">2. Spójnośc z pozostałymi podsystemami przedsiebiorstwa</text:p>
            <text:list text:style-name="L5">
              <text:list-item>
                <text:p text:style-name="P81">system logistyczny</text:p>
              </text:list-item>
              <text:list-item>
                <text:p text:style-name="P81">gospodarka majątkiem trwałym</text:p>
              </text:list-item>
              <text:list-item>
                <text:p text:style-name="P81">system komunikacji i promocji</text:p>
              </text:list-item>
            </text:list>
          </table:table-cell>
        </table:table-row>
        <table:table-row>
          <table:table-cell table:style-name="Table5.A2" office:value-type="string">
            <text:p text:style-name="P79">3. Maksymalizacja sprzedaży własnych produktów</text:p>
          </table:table-cell>
          <table:table-cell table:style-name="Table5.B3" office:value-type="string">
            <text:p text:style-name="P79">3. Maksymalizacja obrótów calego sklepu</text:p>
          </table:table-cell>
        </table:table-row>
      </table:table>
      <text:h text:style-name="P70" text:outline-level="2">Techniki merchandisingu detalisty:</text:h>
      <text:list text:style-name="L42">
        <text:list-item>
          <text:p text:style-name="P148">Sterowanie ruchem nabywców w sklepie</text:p>
        </text:list-item>
        <text:list-item>
          <text:p text:style-name="P148">Zagospodarowanie powierzchni sklepu</text:p>
        </text:list-item>
        <text:list-item>
          <text:p text:style-name="P148">Rozmieszczenie towarów w obrębie regalu</text:p>
        </text:list-item>
        <text:list-item>
          <text:p text:style-name="P148">Ogranizacja ekspozycji promocyjnych</text:p>
        </text:list-item>
        <text:list-item>
          <text:p text:style-name="P148">Aranżącja okien wytawowych</text:p>
        </text:list-item>
        <text:list-item>
          <text:p text:style-name="P148">Wizualizacja ounktu sprzedaży</text:p>
        </text:list-item>
      </text:list>
      <text:h text:style-name="P71" text:outline-level="2">Techniki merchandisingu producenta:</text:h>
      <text:list text:style-name="L43">
        <text:list-item>
          <text:p text:style-name="P150">Miejsce ekspozycji towarów w sklepie</text:p>
        </text:list-item>
        <text:list-item>
          <text:p text:style-name="P150">Planogram ekspozycji</text:p>
        </text:list-item>
        <text:list-item>
          <text:p text:style-name="P150">zakres i rodzaj wykorzystywanych urządzeń ekspozycyjnych</text:p>
        </text:list-item>
        <text:list-item>
          <text:p text:style-name="P150">materiały reklamowe przeznaczone dla sklepów, tzw. Point-of-materials (POS)</text:p>
        </text:list-item>
      </text:list>
      <text:p text:style-name="P149"/>
      <text:h text:style-name="Heading_20_2" text:outline-level="2"><text:soft-page-break/>Etapy zarządzania sprzedażą osobistą</text:h>
      <text:list text:style-name="L44">
        <text:list-item>
          <text:p text:style-name="P151">Ustalenie cełów</text:p>
        </text:list-item>
        <text:list-item>
          <text:p text:style-name="P151">Określenie rozmiaru i struktury personelu sprzedażowego</text:p>
        </text:list-item>
        <text:list-item>
          <text:p text:style-name="P151">Rekrutacja i selekcja personelu</text:p>
        </text:list-item>
        <text:list-item>
          <text:p text:style-name="P151">Ocena i kontrola</text:p>
        </text:list-item>
        <text:list-item>
          <text:p text:style-name="P151">Motywowanie i wynagrodzenie</text:p>
        </text:list-item>
      </text:list>
      <text:h text:style-name="Heading_20_1" text:outline-level="1">Marketing – Mix</text:h>
      <text:p text:style-name="P152">Działalność marketingowa przedsiębiorstwa jest procesem, który przebiega w następujących po sobie fazach.</text:p>
      <text:p text:style-name="P152">Są to czynności ciągle powtarzające się, tworzące </text:p>
      <text:p text:style-name="P152"><text:span text:style-name="T19">zamknięty obwód marketingowy:</text:span></text:p>
      <text:list text:style-name="L45">
        <text:list-item>
          <text:p text:style-name="P153"><text:span text:style-name="T19">Analiza marketingowa</text:span></text:p>
        </text:list-item>
        <text:list-item>
          <text:p text:style-name="P153"><text:span text:style-name="T19">Planowanie marketingowe</text:span></text:p>
        </text:list-item>
        <text:list-item>
          <text:p text:style-name="P153"><text:span text:style-name="T19">Zastosowanie (wdrożenie marketingu)</text:span></text:p>
        </text:list-item>
        <text:list-item>
          <text:p text:style-name="P153"><text:span text:style-name="T19">Kontrola marketingowa.</text:span></text:p>
        </text:list-item>
      </text:list>
      <text:h text:style-name="Heading_20_2" text:outline-level="2">Głowne cechy poszczegolnychinstrumentów aktywizacji sprzedaży</text:h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P147">Cecha</text:p>
          </table:table-cell>
          <table:table-cell table:style-name="Table6.A1" office:value-type="string">
            <text:p text:style-name="P154"><text:span text:style-name="T19">Sprzedaż Osobista</text:span></text:p>
          </table:table-cell>
          <table:table-cell table:style-name="Table6.A1" office:value-type="string">
            <text:p text:style-name="P154"><text:span text:style-name="T19">Promocja Sprzedaży</text:span></text:p>
          </table:table-cell>
          <table:table-cell table:style-name="Table6.A1" office:value-type="string">
            <text:p text:style-name="P154"><text:span text:style-name="T19">Reklama</text:span></text:p>
          </table:table-cell>
          <table:table-cell table:style-name="Table6.E1" office:value-type="string">
            <text:p text:style-name="P154"><text:span text:style-name="T19">Public Relations</text:span></text:p>
          </table:table-cell>
        </table:table-row>
        <table:table-row>
          <table:table-cell table:style-name="Table6.A2" office:value-type="string">
            <text:p text:style-name="P155"><text:span text:style-name="T19">Cel oddziaływania</text:span></text:p>
          </table:table-cell>
          <table:table-cell table:style-name="Table6.A2" office:value-type="string">
            <text:p text:style-name="P84">Konsumenci indywidualni</text:p>
          </table:table-cell>
          <table:table-cell table:style-name="Table6.A2" office:value-type="string">
            <text:p text:style-name="P84">Grupy nie zawsze duże</text:p>
          </table:table-cell>
          <table:table-cell table:style-name="Table6.A2" office:value-type="string">
            <text:p text:style-name="P156">Duże grupy</text:p>
          </table:table-cell>
          <table:table-cell table:style-name="Table6.E2" office:value-type="string">
            <text:p text:style-name="P156">Duże grupy</text:p>
          </table:table-cell>
        </table:table-row>
        <table:table-row>
          <table:table-cell table:style-name="Table6.A2" office:value-type="string">
            <text:p text:style-name="P155"><text:span text:style-name="T19">Informacja</text:span></text:p>
          </table:table-cell>
          <table:table-cell table:style-name="Table6.A2" office:value-type="string">
            <text:p text:style-name="P84">Zindywidualizowana</text:p>
          </table:table-cell>
          <table:table-cell table:style-name="Table6.A2" office:value-type="string">
            <text:p text:style-name="P84">Jednolita</text:p>
          </table:table-cell>
          <table:table-cell table:style-name="Table6.A2" office:value-type="string">
            <text:p text:style-name="P84">Jednolita</text:p>
          </table:table-cell>
          <table:table-cell table:style-name="Table6.E2" office:value-type="string">
            <text:p text:style-name="P84">Jednolita</text:p>
          </table:table-cell>
        </table:table-row>
        <table:table-row>
          <table:table-cell table:style-name="Table6.A2" office:value-type="string">
            <text:p text:style-name="P83">Koszt (1os)</text:p>
          </table:table-cell>
          <table:table-cell table:style-name="Table6.A2" office:value-type="string">
            <text:p text:style-name="P84">Wysoki</text:p>
          </table:table-cell>
          <table:table-cell table:style-name="Table6.A2" office:value-type="string">
            <text:p text:style-name="P84">średni</text:p>
          </table:table-cell>
          <table:table-cell table:style-name="Table6.A2" office:value-type="string">
            <text:p text:style-name="P84">niski</text:p>
          </table:table-cell>
          <table:table-cell table:style-name="Table6.E2" office:value-type="string">
            <text:p text:style-name="P84">średni</text:p>
          </table:table-cell>
        </table:table-row>
        <table:table-row>
          <table:table-cell table:style-name="Table6.A2" office:value-type="string">
            <text:p text:style-name="P83">Sponsor </text:p>
          </table:table-cell>
          <table:table-cell table:style-name="Table6.A2" office:value-type="string">
            <text:p text:style-name="P84">Zidentyfikowany</text:p>
          </table:table-cell>
          <table:table-cell table:style-name="Table6.A2" office:value-type="string">
            <text:p text:style-name="P84">Zidentyfikowany</text:p>
          </table:table-cell>
          <table:table-cell table:style-name="Table6.A2" office:value-type="string">
            <text:p text:style-name="P84">Zidentyfikowany</text:p>
          </table:table-cell>
          <table:table-cell table:style-name="Table6.E2" office:value-type="string">
            <text:p text:style-name="P84">Nie zidentyfikowany</text:p>
          </table:table-cell>
        </table:table-row>
        <table:table-row>
          <table:table-cell table:style-name="Table6.A2" office:value-type="string">
            <text:p text:style-name="P83">Elastyczność</text:p>
          </table:table-cell>
          <table:table-cell table:style-name="Table6.A2" office:value-type="string">
            <text:p text:style-name="P84">Znaczna</text:p>
          </table:table-cell>
          <table:table-cell table:style-name="Table6.A2" office:value-type="string">
            <text:p text:style-name="P84">średnia</text:p>
          </table:table-cell>
          <table:table-cell table:style-name="Table6.A2" office:value-type="string">
            <text:p text:style-name="P84">średnia</text:p>
          </table:table-cell>
          <table:table-cell table:style-name="Table6.E2" office:value-type="string">
            <text:p text:style-name="P84">niewielka</text:p>
          </table:table-cell>
        </table:table-row>
        <table:table-row>
          <table:table-cell table:style-name="Table6.A2" office:value-type="string">
            <text:p text:style-name="P83">Sprzężenie zwrotne</text:p>
          </table:table-cell>
          <table:table-cell table:style-name="Table6.A2" office:value-type="string">
            <text:p text:style-name="P84">Dokładne i szybkie</text:p>
          </table:table-cell>
          <table:table-cell table:style-name="Table6.A2" office:value-type="string">
            <text:p text:style-name="P84">Mniej dokładne lecz szybkie przy sprzedaży osobistej</text:p>
          </table:table-cell>
          <table:table-cell table:style-name="Table6.A2" office:value-type="string">
            <text:p text:style-name="P84">Mniej dokładne niezbyt szubkie</text:p>
          </table:table-cell>
          <table:table-cell table:style-name="Table6.E2" office:value-type="string">
            <text:p text:style-name="P84">Malo dokladne i niezbyt szybkie</text:p>
          </table:table-cell>
        </table:table-row>
        <table:table-row table:style-name="Table6.8">
          <table:table-cell table:style-name="Table6.A2" office:value-type="string">
            <text:p text:style-name="P83">Zakres kontroli</text:p>
          </table:table-cell>
          <table:table-cell table:style-name="Table6.A2" office:value-type="string">
            <text:p text:style-name="P84">Wysoki</text:p>
          </table:table-cell>
          <table:table-cell table:style-name="Table6.A2" office:value-type="string">
            <text:p text:style-name="P84">Wysoki</text:p>
          </table:table-cell>
          <table:table-cell table:style-name="Table6.A2" office:value-type="string">
            <text:p text:style-name="P84">Wysoki</text:p>
          </table:table-cell>
          <table:table-cell table:style-name="Table6.E2" office:value-type="string">
            <text:p text:style-name="P84">Niski</text:p>
          </table:table-cell>
        </table:table-row>
      </table:table>
      <text:h text:style-name="Heading_20_2" text:outline-level="2"><text:soft-page-break/>Sprzedaż osobista </text:h>
      <text:p text:style-name="P138">Sprzedaż osobista jest instrumentem komunikowania się przedsiębiorstw z rynkiem oraz wspieraniem sprzedaży związanym z bezpośrednimi kontaktami sprzedawcy z nabywcą. Jest to forma osobistego komunikowania się przedsiębiorstwa z rynkiem.</text:p>
      <text:p text:style-name="P138">Czynnikiem decydującym o zakupie produktu przez konsumenta jest postawa sprzedawcy oraz argumenty wykorzystywane przez niego w procesie sprzedaży produktuZadaniem sprzedaży osobistej za pośrednictwem sprzedawcy w sklepie jest zwiększenie atrakcyjności produktu i zblizenie go do konsumenta. </text:p>
      <text:p text:style-name="P138">Jest to bardzo ważne w przypadku sprzedaży art. Wybieralnych, kiedy prezentacja funke produktu, sposobu jego użytkowania i korzyer związanych z jego posiadaniem wpływu na wykształcenie się zamiaru zakupu produktu u potencjalnych nabywców.</text:p>
      <text:p text:style-name="P1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 Nerd Font Mono" svg:font-family="'Hack Nerd Font Mono'" style:font-pitch="fixed"/>
    <style:font-face style:name="Hack Nerd Font Propo" svg:font-family="'Hack Nerd Font Propo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draw:marker draw:name="Arrowheads_20_1" draw:display-name="Arrowheads 1" svg:viewBox="0 0 20 13" svg:d="M0 13l10-13 10 13z"/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Hack Nerd Font Mono" fo:font-family="'Hack Nerd Font Mono'" style:font-pitch="fixed" fo:font-size="16pt" fo:font-weight="normal" officeooo:rsid="005713c2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style:font-name="Hack Nerd Font Propo" fo:font-family="'Hack Nerd Font Propo'" style:font-pitch="variable" fo:font-size="26pt" fo:font-weight="bold" officeooo:rsid="00167d9f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/>
      <style:text-properties style:font-name="Hack Nerd Font Mono" fo:font-family="'Hack Nerd Font Mono'" style:font-pitch="fixed" fo:font-size="20pt" fo:font-weight="bold" officeooo:rsid="00249815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09:44:24.756874519</meta:creation-date>
    <meta:generator>LibreOffice/24.2.2.2$Linux_X86_64 LibreOffice_project/420$Build-2</meta:generator>
    <dc:date>2024-04-23T10:57:36.544952154</dc:date>
    <meta:editing-duration>PT8H17M15S</meta:editing-duration>
    <meta:editing-cycles>92</meta:editing-cycles>
    <meta:document-statistic meta:table-count="6" meta:image-count="0" meta:object-count="0" meta:page-count="23" meta:paragraph-count="440" meta:word-count="2982" meta:character-count="22480" meta:non-whitespace-character-count="20100"/>
  </office:meta>
</office:document-meta>
</file>